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z_rot_plus_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8-21 12:51:28</text:p>
          </table:table-cell>
          <table:table-cell office:value-type="float" office:value="-0.0003634"/>
          <table:table-cell office:value-type="float" office:value="0.6920946"/>
          <table:table-cell office:value-type="float" office:value="0.6917312"/>
          <table:table-cell office:value-type="float" office:value="0.2472197"/>
          <table:table-cell office:value-type="float" office:value="0.0391566"/>
          <table:table-cell office:value-type="float" office:value="10"/>
          <table:table-cell office:value-type="float" office:value="0.8339400291442871"/>
          <table:table-cell office:value-type="float" office:value="0.22878000140190125"/>
          <table:table-cell office:value-type="float" office:value="0.6051600277423859"/>
          <table:table-cell office:value-type="float" office:value="0.3579611614346504"/>
          <table:table-cell office:value-type="float" office:value="0.19409640289823485"/>
          <table:table-cell office:value-type="float" office:value="0.31599847972393036"/>
          <table:table-cell office:value-type="float" office:value="0.3999238431453705"/>
          <table:table-cell office:value-type="float" office:value="0.08392536342144014"/>
          <table:table-cell office:value-type="float" office:value="0.2702392"/>
          <table:table-cell office:value-type="float" office:value="0.2480008"/>
          <table:table-cell office:value-type="float" office:value="0.2593824"/>
          <table:table-cell office:value-type="float" office:value="0.23452"/>
          <table:table-cell office:value-type="float" office:value="0.56785"/>
          <table:table-cell office:value-type="float" office:value="-0.0147108"/>
          <table:table-cell office:value-type="float" office:value="0.31734"/>
          <table:table-cell office:value-type="float" office:value="0.29069"/>
          <table:table-cell office:value-type="float" office:value="0.22878"/>
          <table:table-cell office:value-type="float" office:value="0.3288692"/>
          <table:table-cell office:value-type="float" office:value="0.83394"/>
          <table:table-cell office:value-type="float" office:value="-0.0020008"/>
          <table:table-cell office:value-type="float" office:value="0.6951945"/>
          <table:table-cell office:value-type="float" office:value="0.2472197"/>
          <table:table-cell office:value-type="float" office:value="0.0238933"/>
          <table:table-cell office:value-type="float" office:value="0.6951945"/>
          <table:table-cell office:value-type="float" office:value="0.2472197"/>
          <table:table-cell office:value-type="float" office:value="0.0300933"/>
          <table:table-cell office:value-type="float" office:value="0.6951946"/>
          <table:table-cell office:value-type="float" office:value="0.2472197"/>
          <table:table-cell office:value-type="float" office:value="0.0362933"/>
          <table:table-cell office:value-type="float" office:value="0.6951946"/>
          <table:table-cell office:value-type="float" office:value="0.2472197"/>
          <table:table-cell office:value-type="float" office:value="0.0424933"/>
          <table:table-cell office:value-type="float" office:value="0.6951947"/>
          <table:table-cell office:value-type="float" office:value="0.2472197"/>
          <table:table-cell office:value-type="float" office:value="0.0486933"/>
          <table:table-cell office:value-type="float" office:value="0.6951947"/>
          <table:table-cell office:value-type="float" office:value="0.2472197"/>
          <table:table-cell office:value-type="float" office:value="0.0548933"/>
          <table:table-cell office:value-type="float" office:value="0.6889945"/>
          <table:table-cell office:value-type="float" office:value="0.2472197"/>
          <table:table-cell office:value-type="float" office:value="0.0238934"/>
          <table:table-cell office:value-type="float" office:value="0.6889945"/>
          <table:table-cell office:value-type="float" office:value="0.2472197"/>
          <table:table-cell office:value-type="float" office:value="0.0300934"/>
          <table:table-cell office:value-type="float" office:value="0.6889946"/>
          <table:table-cell office:value-type="float" office:value="0.2472197"/>
          <table:table-cell office:value-type="float" office:value="0.0362934"/>
          <table:table-cell office:value-type="float" office:value="0.6889946"/>
          <table:table-cell office:value-type="float" office:value="0.2472197"/>
          <table:table-cell office:value-type="float" office:value="0.0424934"/>
          <table:table-cell office:value-type="float" office:value="0.6889947"/>
          <table:table-cell office:value-type="float" office:value="0.2472197"/>
          <table:table-cell office:value-type="float" office:value="0.0486934"/>
          <table:table-cell office:value-type="float" office:value="0.6889947"/>
          <table:table-cell office:value-type="float" office:value="0.2472197"/>
          <table:table-cell office:value-type="float" office:value="0.0548934"/>
        </table:table-row>
        <table:table-row>
          <table:table-cell>
            <text:p>z_rot_pl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>
            <text:p>2025-08-21 12:51:41</text:p>
          </table:table-cell>
          <table:table-cell office:value-type="float" office:value="-6.54e-05"/>
          <table:table-cell office:value-type="float" office:value="0.6924478"/>
          <table:table-cell office:value-type="float" office:value="0.6923824"/>
          <table:table-cell office:value-type="float" office:value="0.2472155"/>
          <table:table-cell office:value-type="float" office:value="0.0390954"/>
          <table:table-cell office:value-type="float" office:value="10"/>
          <table:table-cell office:value-type="float" office:value="0.7539899945259094"/>
          <table:table-cell office:value-type="float" office:value="0.20499999821186066"/>
          <table:table-cell office:value-type="float" office:value="0.5489899963140488"/>
          <table:table-cell office:value-type="float" office:value="0.355337156355381"/>
          <table:table-cell office:value-type="float" office:value="0.1841014769491499"/>
          <table:table-cell office:value-type="float" office:value="0.34781447649002073"/>
          <table:table-cell office:value-type="float" office:value="0.36285983622074125"/>
          <table:table-cell office:value-type="float" office:value="0.01504535973072052"/>
          <table:table-cell office:value-type="float" office:value="0.2981192"/>
          <table:table-cell office:value-type="float" office:value="0.2586608"/>
          <table:table-cell office:value-type="float" office:value="0.2774224"/>
          <table:table-cell office:value-type="float" office:value="0.26486"/>
          <table:table-cell office:value-type="float" office:value="0.64001"/>
          <table:table-cell office:value-type="float" office:value="-0.0163508"/>
          <table:table-cell office:value-type="float" office:value="0.30627"/>
          <table:table-cell office:value-type="float" office:value="0.2665"/>
          <table:table-cell office:value-type="float" office:value="0.205"/>
          <table:table-cell office:value-type="float" office:value="0.2825392"/>
          <table:table-cell office:value-type="float" office:value="0.75399"/>
          <table:table-cell office:value-type="float" office:value="-0.0020008"/>
          <table:table-cell office:value-type="float" office:value="0.695536"/>
          <table:table-cell office:value-type="float" office:value="0.2474915"/>
          <table:table-cell office:value-type="float" office:value="0.0239011"/>
          <table:table-cell office:value-type="float" office:value="0.695536"/>
          <table:table-cell office:value-type="float" office:value="0.2474915"/>
          <table:table-cell office:value-type="float" office:value="0.0301011"/>
          <table:table-cell office:value-type="float" office:value="0.695536"/>
          <table:table-cell office:value-type="float" office:value="0.2474914"/>
          <table:table-cell office:value-type="float" office:value="0.0363011"/>
          <table:table-cell office:value-type="float" office:value="0.695536"/>
          <table:table-cell office:value-type="float" office:value="0.2474914"/>
          <table:table-cell office:value-type="float" office:value="0.0425011"/>
          <table:table-cell office:value-type="float" office:value="0.695536"/>
          <table:table-cell office:value-type="float" office:value="0.2474913"/>
          <table:table-cell office:value-type="float" office:value="0.0487011"/>
          <table:table-cell office:value-type="float" office:value="0.695536"/>
          <table:table-cell office:value-type="float" office:value="0.2474913"/>
          <table:table-cell office:value-type="float" office:value="0.0549011"/>
          <table:table-cell office:value-type="float" office:value="0.6893596"/>
          <table:table-cell office:value-type="float" office:value="0.2469511"/>
          <table:table-cell office:value-type="float" office:value="0.0239011"/>
          <table:table-cell office:value-type="float" office:value="0.6893596"/>
          <table:table-cell office:value-type="float" office:value="0.2469511"/>
          <table:table-cell office:value-type="float" office:value="0.0301011"/>
          <table:table-cell office:value-type="float" office:value="0.6893596"/>
          <table:table-cell office:value-type="float" office:value="0.246951"/>
          <table:table-cell office:value-type="float" office:value="0.0363011"/>
          <table:table-cell office:value-type="float" office:value="0.6893596"/>
          <table:table-cell office:value-type="float" office:value="0.246951"/>
          <table:table-cell office:value-type="float" office:value="0.0425011"/>
          <table:table-cell office:value-type="float" office:value="0.6893596"/>
          <table:table-cell office:value-type="float" office:value="0.2469509"/>
          <table:table-cell office:value-type="float" office:value="0.0487011"/>
          <table:table-cell office:value-type="float" office:value="0.6893596"/>
          <table:table-cell office:value-type="float" office:value="0.2469509"/>
          <table:table-cell office:value-type="float" office:value="0.0549011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8-21 12:51:53</text:p>
          </table:table-cell>
          <table:table-cell office:value-type="float" office:value="0.00025"/>
          <table:table-cell office:value-type="float" office:value="0.692773"/>
          <table:table-cell office:value-type="float" office:value="0.693023"/>
          <table:table-cell office:value-type="float" office:value="0.2473056"/>
          <table:table-cell office:value-type="float" office:value="0.0389991"/>
          <table:table-cell office:value-type="float" office:value="10"/>
          <table:table-cell office:value-type="float" office:value="0.7047899961471558"/>
          <table:table-cell office:value-type="float" office:value="0.1816300004720688"/>
          <table:table-cell office:value-type="float" office:value="0.523159995675087"/>
          <table:table-cell office:value-type="float" office:value="0.34824415743350984"/>
          <table:table-cell office:value-type="float" office:value="0.180195664728924"/>
          <table:table-cell office:value-type="float" office:value="0.3767604768276215"/>
          <table:table-cell office:value-type="float" office:value="0.3197278380393982"/>
          <table:table-cell office:value-type="float" office:value="0.05703263878822329"/>
          <table:table-cell office:value-type="float" office:value="0.3161592"/>
          <table:table-cell office:value-type="float" office:value="0.2750608"/>
          <table:table-cell office:value-type="float" office:value="0.2946424"/>
          <table:table-cell office:value-type="float" office:value="0.29315"/>
          <table:table-cell office:value-type="float" office:value="0.70479"/>
          <table:table-cell office:value-type="float" office:value="-0.0155308"/>
          <table:table-cell office:value-type="float" office:value="0.28618"/>
          <table:table-cell office:value-type="float" office:value="0.24641"/>
          <table:table-cell office:value-type="float" office:value="0.18163"/>
          <table:table-cell office:value-type="float" office:value="0.2263692"/>
          <table:table-cell office:value-type="float" office:value="0.65805"/>
          <table:table-cell office:value-type="float" office:value="-0.0020008"/>
          <table:table-cell office:value-type="float" office:value="0.6958259"/>
          <table:table-cell office:value-type="float" office:value="0.2477999"/>
          <table:table-cell office:value-type="float" office:value="0.0238947"/>
          <table:table-cell office:value-type="float" office:value="0.6958259"/>
          <table:table-cell office:value-type="float" office:value="0.2477998"/>
          <table:table-cell office:value-type="float" office:value="0.0300947"/>
          <table:table-cell office:value-type="float" office:value="0.6958259"/>
          <table:table-cell office:value-type="float" office:value="0.2477998"/>
          <table:table-cell office:value-type="float" office:value="0.0362947"/>
          <table:table-cell office:value-type="float" office:value="0.6958259"/>
          <table:table-cell office:value-type="float" office:value="0.2477998"/>
          <table:table-cell office:value-type="float" office:value="0.0424947"/>
          <table:table-cell office:value-type="float" office:value="0.695826"/>
          <table:table-cell office:value-type="float" office:value="0.2477998"/>
          <table:table-cell office:value-type="float" office:value="0.0486947"/>
          <table:table-cell office:value-type="float" office:value="0.695826"/>
          <table:table-cell office:value-type="float" office:value="0.2477998"/>
          <table:table-cell office:value-type="float" office:value="0.0548947"/>
          <table:table-cell office:value-type="float" office:value="0.68972"/>
          <table:table-cell office:value-type="float" office:value="0.2467232"/>
          <table:table-cell office:value-type="float" office:value="0.0238947"/>
          <table:table-cell office:value-type="float" office:value="0.6897201"/>
          <table:table-cell office:value-type="float" office:value="0.2467232"/>
          <table:table-cell office:value-type="float" office:value="0.0300947"/>
          <table:table-cell office:value-type="float" office:value="0.6897201"/>
          <table:table-cell office:value-type="float" office:value="0.2467232"/>
          <table:table-cell office:value-type="float" office:value="0.0362947"/>
          <table:table-cell office:value-type="float" office:value="0.6897201"/>
          <table:table-cell office:value-type="float" office:value="0.2467232"/>
          <table:table-cell office:value-type="float" office:value="0.0424947"/>
          <table:table-cell office:value-type="float" office:value="0.6897202"/>
          <table:table-cell office:value-type="float" office:value="0.2467232"/>
          <table:table-cell office:value-type="float" office:value="0.0486947"/>
          <table:table-cell office:value-type="float" office:value="0.6897202"/>
          <table:table-cell office:value-type="float" office:value="0.2467231"/>
          <table:table-cell office:value-type="float" office:value="0.0548947"/>
        </table:table-row>
        <table:table-row>
          <table:table-cell>
            <text:p>z_rot_pl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>
            <text:p>2025-08-21 12:52:06</text:p>
          </table:table-cell>
          <table:table-cell office:value-type="float" office:value="0.0005108"/>
          <table:table-cell office:value-type="float" office:value="0.6931335"/>
          <table:table-cell office:value-type="float" office:value="0.6936443"/>
          <table:table-cell office:value-type="float" office:value="0.247471"/>
          <table:table-cell office:value-type="float" office:value="0.0389415"/>
          <table:table-cell office:value-type="float" office:value="10"/>
          <table:table-cell office:value-type="float" office:value="0.7584999799728394"/>
          <table:table-cell office:value-type="float" office:value="0.1598999947309494"/>
          <table:table-cell office:value-type="float" office:value="0.59859998524189"/>
          <table:table-cell office:value-type="float" office:value="0.3435701623558998"/>
          <table:table-cell office:value-type="float" office:value="0.18714424308605143"/>
          <table:table-cell office:value-type="float" office:value="0.40218048095703124"/>
          <table:table-cell office:value-type="float" office:value="0.28495984375476835"/>
          <table:table-cell office:value-type="float" office:value="0.11722063720226289"/>
          <table:table-cell office:value-type="float" office:value="0.3382992"/>
          <table:table-cell office:value-type="float" office:value="0.2922808"/>
          <table:table-cell office:value-type="float" office:value="0.3077624"/>
          <table:table-cell office:value-type="float" office:value="0.31406"/>
          <table:table-cell office:value-type="float" office:value="0.7585"/>
          <table:table-cell office:value-type="float" office:value="-0.0151208"/>
          <table:table-cell office:value-type="float" office:value="0.26609"/>
          <table:table-cell office:value-type="float" office:value="0.22714"/>
          <table:table-cell office:value-type="float" office:value="0.1599"/>
          <table:table-cell office:value-type="float" office:value="0.1841392"/>
          <table:table-cell office:value-type="float" office:value="0.58753"/>
          <table:table-cell office:value-type="float" office:value="-0.0015908"/>
          <table:table-cell office:value-type="float" office:value="0.6961278"/>
          <table:table-cell office:value-type="float" office:value="0.2481364"/>
          <table:table-cell office:value-type="float" office:value="0.0239031"/>
          <table:table-cell office:value-type="float" office:value="0.6961278"/>
          <table:table-cell office:value-type="float" office:value="0.2481364"/>
          <table:table-cell office:value-type="float" office:value="0.0301031"/>
          <table:table-cell office:value-type="float" office:value="0.6961278"/>
          <table:table-cell office:value-type="float" office:value="0.2481364"/>
          <table:table-cell office:value-type="float" office:value="0.0363031"/>
          <table:table-cell office:value-type="float" office:value="0.6961278"/>
          <table:table-cell office:value-type="float" office:value="0.2481364"/>
          <table:table-cell office:value-type="float" office:value="0.0425031"/>
          <table:table-cell office:value-type="float" office:value="0.6961279"/>
          <table:table-cell office:value-type="float" office:value="0.2481364"/>
          <table:table-cell office:value-type="float" office:value="0.0487031"/>
          <table:table-cell office:value-type="float" office:value="0.6961279"/>
          <table:table-cell office:value-type="float" office:value="0.2481365"/>
          <table:table-cell office:value-type="float" office:value="0.0549031"/>
          <table:table-cell office:value-type="float" office:value="0.690139"/>
          <table:table-cell office:value-type="float" office:value="0.2465317"/>
          <table:table-cell office:value-type="float" office:value="0.0239031"/>
          <table:table-cell office:value-type="float" office:value="0.6901391"/>
          <table:table-cell office:value-type="float" office:value="0.2465317"/>
          <table:table-cell office:value-type="float" office:value="0.0301031"/>
          <table:table-cell office:value-type="float" office:value="0.6901391"/>
          <table:table-cell office:value-type="float" office:value="0.2465317"/>
          <table:table-cell office:value-type="float" office:value="0.0363031"/>
          <table:table-cell office:value-type="float" office:value="0.6901391"/>
          <table:table-cell office:value-type="float" office:value="0.2465318"/>
          <table:table-cell office:value-type="float" office:value="0.0425031"/>
          <table:table-cell office:value-type="float" office:value="0.6901391"/>
          <table:table-cell office:value-type="float" office:value="0.2465318"/>
          <table:table-cell office:value-type="float" office:value="0.0487031"/>
          <table:table-cell office:value-type="float" office:value="0.6901391"/>
          <table:table-cell office:value-type="float" office:value="0.2465318"/>
          <table:table-cell office:value-type="float" office:value="0.0549031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8-21 12:52:19</text:p>
          </table:table-cell>
          <table:table-cell office:value-type="float" office:value="0.0006886"/>
          <table:table-cell office:value-type="float" office:value="0.6934627"/>
          <table:table-cell office:value-type="float" office:value="0.6941513"/>
          <table:table-cell office:value-type="float" office:value="0.2476967"/>
          <table:table-cell office:value-type="float" office:value="0.0390363"/>
          <table:table-cell office:value-type="float" office:value="10"/>
          <table:table-cell office:value-type="float" office:value="0.8064699769020081"/>
          <table:table-cell office:value-type="float" office:value="0.15087999403476715"/>
          <table:table-cell office:value-type="float" office:value="0.6555899828672409"/>
          <table:table-cell office:value-type="float" office:value="0.3433241531252861"/>
          <table:table-cell office:value-type="float" office:value="0.1999510527341144"/>
          <table:table-cell office:value-type="float" office:value="0.4244844734668732"/>
          <table:table-cell office:value-type="float" office:value="0.26216383278369904"/>
          <table:table-cell office:value-type="float" office:value="0.16232064068317414"/>
          <table:table-cell office:value-type="float" office:value="0.3633092"/>
          <table:table-cell office:value-type="float" office:value="0.2988408"/>
          <table:table-cell office:value-type="float" office:value="0.3184224"/>
          <table:table-cell office:value-type="float" office:value="0.33538"/>
          <table:table-cell office:value-type="float" office:value="0.80647"/>
          <table:table-cell office:value-type="float" office:value="-0.0163508"/>
          <table:table-cell office:value-type="float" office:value="0.23616"/>
          <table:table-cell office:value-type="float" office:value="0.205"/>
          <table:table-cell office:value-type="float" office:value="0.15088"/>
          <table:table-cell office:value-type="float" office:value="0.1669192"/>
          <table:table-cell office:value-type="float" office:value="0.55186"/>
          <table:table-cell office:value-type="float" office:value="-0.0028208"/>
          <table:table-cell office:value-type="float" office:value="0.6963757"/>
          <table:table-cell office:value-type="float" office:value="0.2485063"/>
          <table:table-cell office:value-type="float" office:value="0.0238983"/>
          <table:table-cell office:value-type="float" office:value="0.6963757"/>
          <table:table-cell office:value-type="float" office:value="0.2485063"/>
          <table:table-cell office:value-type="float" office:value="0.0300983"/>
          <table:table-cell office:value-type="float" office:value="0.6963757"/>
          <table:table-cell office:value-type="float" office:value="0.2485063"/>
          <table:table-cell office:value-type="float" office:value="0.0362983"/>
          <table:table-cell office:value-type="float" office:value="0.6963757"/>
          <table:table-cell office:value-type="float" office:value="0.2485063"/>
          <table:table-cell office:value-type="float" office:value="0.0424983"/>
          <table:table-cell office:value-type="float" office:value="0.6963757"/>
          <table:table-cell office:value-type="float" office:value="0.2485063"/>
          <table:table-cell office:value-type="float" office:value="0.0486983"/>
          <table:table-cell office:value-type="float" office:value="0.6963757"/>
          <table:table-cell office:value-type="float" office:value="0.2485063"/>
          <table:table-cell office:value-type="float" office:value="0.0548983"/>
          <table:table-cell office:value-type="float" office:value="0.6905496"/>
          <table:table-cell office:value-type="float" office:value="0.2463858"/>
          <table:table-cell office:value-type="float" office:value="0.0238983"/>
          <table:table-cell office:value-type="float" office:value="0.6905496"/>
          <table:table-cell office:value-type="float" office:value="0.2463858"/>
          <table:table-cell office:value-type="float" office:value="0.0300983"/>
          <table:table-cell office:value-type="float" office:value="0.6905496"/>
          <table:table-cell office:value-type="float" office:value="0.2463858"/>
          <table:table-cell office:value-type="float" office:value="0.0362983"/>
          <table:table-cell office:value-type="float" office:value="0.6905496"/>
          <table:table-cell office:value-type="float" office:value="0.2463858"/>
          <table:table-cell office:value-type="float" office:value="0.0424983"/>
          <table:table-cell office:value-type="float" office:value="0.6905496"/>
          <table:table-cell office:value-type="float" office:value="0.2463858"/>
          <table:table-cell office:value-type="float" office:value="0.0486983"/>
          <table:table-cell office:value-type="float" office:value="0.6905497"/>
          <table:table-cell office:value-type="float" office:value="0.2463857"/>
          <table:table-cell office:value-type="float" office:value="0.0548983"/>
        </table:table-row>
        <table:table-row>
          <table:table-cell>
            <text:p>z_rot_pl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>
            <text:p>2025-08-21 12:52:31</text:p>
          </table:table-cell>
          <table:table-cell office:value-type="float" office:value="0.0008683"/>
          <table:table-cell office:value-type="float" office:value="0.6937899"/>
          <table:table-cell office:value-type="float" office:value="0.6946582"/>
          <table:table-cell office:value-type="float" office:value="0.2479871"/>
          <table:table-cell office:value-type="float" office:value="0.0390418"/>
          <table:table-cell office:value-type="float" office:value="10"/>
          <table:table-cell office:value-type="float" office:value="0.8794500231742859"/>
          <table:table-cell office:value-type="float" office:value="0.14145000278949738"/>
          <table:table-cell office:value-type="float" office:value="0.7380000203847885"/>
          <table:table-cell office:value-type="float" office:value="0.3428731620311737"/>
          <table:table-cell office:value-type="float" office:value="0.2176370036519539"/>
          <table:table-cell office:value-type="float" office:value="0.448838484287262"/>
          <table:table-cell office:value-type="float" office:value="0.23690783977508545"/>
          <table:table-cell office:value-type="float" office:value="0.21193064451217652"/>
          <table:table-cell office:value-type="float" office:value="0.3751992"/>
          <table:table-cell office:value-type="float" office:value="0.3152408"/>
          <table:table-cell office:value-type="float" office:value="0.3241624"/>
          <table:table-cell office:value-type="float" office:value="0.35014"/>
          <table:table-cell office:value-type="float" office:value="0.87945"/>
          <table:table-cell office:value-type="float" office:value="-0.0122508"/>
          <table:table-cell office:value-type="float" office:value="0.22017"/>
          <table:table-cell office:value-type="float" office:value="0.19639"/>
          <table:table-cell office:value-type="float" office:value="0.14145"/>
          <table:table-cell office:value-type="float" office:value="0.1439592"/>
          <table:table-cell office:value-type="float" office:value="0.48257"/>
          <table:table-cell office:value-type="float" office:value="-0.0032308"/>
          <table:table-cell office:value-type="float" office:value="0.6965994"/>
          <table:table-cell office:value-type="float" office:value="0.2488924"/>
          <table:table-cell office:value-type="float" office:value="0.0239009"/>
          <table:table-cell office:value-type="float" office:value="0.6965994"/>
          <table:table-cell office:value-type="float" office:value="0.2488923"/>
          <table:table-cell office:value-type="float" office:value="0.0301009"/>
          <table:table-cell office:value-type="float" office:value="0.6965994"/>
          <table:table-cell office:value-type="float" office:value="0.2488923"/>
          <table:table-cell office:value-type="float" office:value="0.0363009"/>
          <table:table-cell office:value-type="float" office:value="0.6965994"/>
          <table:table-cell office:value-type="float" office:value="0.2488923"/>
          <table:table-cell office:value-type="float" office:value="0.0425009"/>
          <table:table-cell office:value-type="float" office:value="0.6965994"/>
          <table:table-cell office:value-type="float" office:value="0.2488923"/>
          <table:table-cell office:value-type="float" office:value="0.0487009"/>
          <table:table-cell office:value-type="float" office:value="0.6965995"/>
          <table:table-cell office:value-type="float" office:value="0.2488923"/>
          <table:table-cell office:value-type="float" office:value="0.0549009"/>
          <table:table-cell office:value-type="float" office:value="0.6909803"/>
          <table:table-cell office:value-type="float" office:value="0.2462721"/>
          <table:table-cell office:value-type="float" office:value="0.023901"/>
          <table:table-cell office:value-type="float" office:value="0.6909803"/>
          <table:table-cell office:value-type="float" office:value="0.2462721"/>
          <table:table-cell office:value-type="float" office:value="0.030101"/>
          <table:table-cell office:value-type="float" office:value="0.6909803"/>
          <table:table-cell office:value-type="float" office:value="0.2462721"/>
          <table:table-cell office:value-type="float" office:value="0.036301"/>
          <table:table-cell office:value-type="float" office:value="0.6909803"/>
          <table:table-cell office:value-type="float" office:value="0.2462721"/>
          <table:table-cell office:value-type="float" office:value="0.042501"/>
          <table:table-cell office:value-type="float" office:value="0.6909803"/>
          <table:table-cell office:value-type="float" office:value="0.2462721"/>
          <table:table-cell office:value-type="float" office:value="0.048701"/>
          <table:table-cell office:value-type="float" office:value="0.6909803"/>
          <table:table-cell office:value-type="float" office:value="0.2462721"/>
          <table:table-cell office:value-type="float" office:value="0.0549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8-21 12:52:44</text:p>
          </table:table-cell>
          <table:table-cell office:value-type="float" office:value="0.0009924"/>
          <table:table-cell office:value-type="float" office:value="0.6941139"/>
          <table:table-cell office:value-type="float" office:value="0.6951063"/>
          <table:table-cell office:value-type="float" office:value="0.2483098"/>
          <table:table-cell office:value-type="float" office:value="0.0391853"/>
          <table:table-cell office:value-type="float" office:value="10"/>
          <table:table-cell office:value-type="float" office:value="0.9282400012016296"/>
          <table:table-cell office:value-type="float" office:value="0.12796920537948608"/>
          <table:table-cell office:value-type="float" office:value="0.8002707958221436"/>
          <table:table-cell office:value-type="float" office:value="0.33590315729379655"/>
          <table:table-cell office:value-type="float" office:value="0.23281650493925787"/>
          <table:table-cell office:value-type="float" office:value="0.4600724756717682"/>
          <table:table-cell office:value-type="float" office:value="0.2117338389158249"/>
          <table:table-cell office:value-type="float" office:value="0.24833863675594328"/>
          <table:table-cell office:value-type="float" office:value="0.3587992"/>
          <table:table-cell office:value-type="float" office:value="0.3144208"/>
          <table:table-cell office:value-type="float" office:value="0.3286724"/>
          <table:table-cell office:value-type="float" office:value="0.37023"/>
          <table:table-cell office:value-type="float" office:value="0.92824"/>
          <table:table-cell office:value-type="float" office:value="-0.0097908"/>
          <table:table-cell office:value-type="float" office:value="0.19639"/>
          <table:table-cell office:value-type="float" office:value="0.18368"/>
          <table:table-cell office:value-type="float" office:value="0.1312"/>
          <table:table-cell office:value-type="float" office:value="0.1279692"/>
          <table:table-cell office:value-type="float" office:value="0.41943"/>
          <table:table-cell office:value-type="float" office:value="-0.0040508"/>
          <table:table-cell office:value-type="float" office:value="0.6967986"/>
          <table:table-cell office:value-type="float" office:value="0.2492867"/>
          <table:table-cell office:value-type="float" office:value="0.0238596"/>
          <table:table-cell office:value-type="float" office:value="0.6967986"/>
          <table:table-cell office:value-type="float" office:value="0.2492868"/>
          <table:table-cell office:value-type="float" office:value="0.0300596"/>
          <table:table-cell office:value-type="float" office:value="0.6967985"/>
          <table:table-cell office:value-type="float" office:value="0.2492868"/>
          <table:table-cell office:value-type="float" office:value="0.0362596"/>
          <table:table-cell office:value-type="float" office:value="0.6967985"/>
          <table:table-cell office:value-type="float" office:value="0.2492868"/>
          <table:table-cell office:value-type="float" office:value="0.0424596"/>
          <table:table-cell office:value-type="float" office:value="0.6967985"/>
          <table:table-cell office:value-type="float" office:value="0.2492868"/>
          <table:table-cell office:value-type="float" office:value="0.0486596"/>
          <table:table-cell office:value-type="float" office:value="0.6967985"/>
          <table:table-cell office:value-type="float" office:value="0.2492869"/>
          <table:table-cell office:value-type="float" office:value="0.0548596"/>
          <table:table-cell office:value-type="float" office:value="0.6914292"/>
          <table:table-cell office:value-type="float" office:value="0.2461867"/>
          <table:table-cell office:value-type="float" office:value="0.0238596"/>
          <table:table-cell office:value-type="float" office:value="0.6914292"/>
          <table:table-cell office:value-type="float" office:value="0.2461868"/>
          <table:table-cell office:value-type="float" office:value="0.0300596"/>
          <table:table-cell office:value-type="float" office:value="0.6914292"/>
          <table:table-cell office:value-type="float" office:value="0.2461868"/>
          <table:table-cell office:value-type="float" office:value="0.0362596"/>
          <table:table-cell office:value-type="float" office:value="0.6914292"/>
          <table:table-cell office:value-type="float" office:value="0.2461868"/>
          <table:table-cell office:value-type="float" office:value="0.0424596"/>
          <table:table-cell office:value-type="float" office:value="0.6914291"/>
          <table:table-cell office:value-type="float" office:value="0.2461868"/>
          <table:table-cell office:value-type="float" office:value="0.0486596"/>
          <table:table-cell office:value-type="float" office:value="0.6914291"/>
          <table:table-cell office:value-type="float" office:value="0.2461869"/>
          <table:table-cell office:value-type="float" office:value="0.0548596"/>
        </table:table-row>
        <table:table-row>
          <table:table-cell>
            <text:p>z_rot_pl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>
            <text:p>2025-08-21 12:52:57</text:p>
          </table:table-cell>
          <table:table-cell office:value-type="float" office:value="0.0011042"/>
          <table:table-cell office:value-type="float" office:value="0.6943928"/>
          <table:table-cell office:value-type="float" office:value="0.695497"/>
          <table:table-cell office:value-type="float" office:value="0.2487017"/>
          <table:table-cell office:value-type="float" office:value="0.039004"/>
          <table:table-cell office:value-type="float" office:value="10"/>
          <table:table-cell office:value-type="float" office:value="0.9495599865913391"/>
          <table:table-cell office:value-type="float" office:value="0.10746920108795166"/>
          <table:table-cell office:value-type="float" office:value="0.8420907855033875"/>
          <table:table-cell office:value-type="float" office:value="0.3324181571602821"/>
          <table:table-cell office:value-type="float" office:value="0.2424295414646054"/>
          <table:table-cell office:value-type="float" office:value="0.47696447372436523"/>
          <table:table-cell office:value-type="float" office:value="0.18787184059619905"/>
          <table:table-cell office:value-type="float" office:value="0.2890926331281662"/>
          <table:table-cell office:value-type="float" office:value="0.3866792"/>
          <table:table-cell office:value-type="float" office:value="0.3218008"/>
          <table:table-cell office:value-type="float" office:value="0.3348224"/>
          <table:table-cell office:value-type="float" office:value="0.39196"/>
          <table:table-cell office:value-type="float" office:value="0.94956"/>
          <table:table-cell office:value-type="float" office:value="-0.0102008"/>
          <table:table-cell office:value-type="float" office:value="0.18778"/>
          <table:table-cell office:value-type="float" office:value="0.17548"/>
          <table:table-cell office:value-type="float" office:value="0.12013"/>
          <table:table-cell office:value-type="float" office:value="0.1074692"/>
          <table:table-cell office:value-type="float" office:value="0.3485"/>
          <table:table-cell office:value-type="float" office:value="-0.0044608"/>
          <table:table-cell office:value-type="float" office:value="0.6969321"/>
          <table:table-cell office:value-type="float" office:value="0.2497066"/>
          <table:table-cell office:value-type="float" office:value="0.0239008"/>
          <table:table-cell office:value-type="float" office:value="0.6969321"/>
          <table:table-cell office:value-type="float" office:value="0.2497066"/>
          <table:table-cell office:value-type="float" office:value="0.0301008"/>
          <table:table-cell office:value-type="float" office:value="0.6969321"/>
          <table:table-cell office:value-type="float" office:value="0.2497066"/>
          <table:table-cell office:value-type="float" office:value="0.0363008"/>
          <table:table-cell office:value-type="float" office:value="0.6969321"/>
          <table:table-cell office:value-type="float" office:value="0.2497066"/>
          <table:table-cell office:value-type="float" office:value="0.0425008"/>
          <table:table-cell office:value-type="float" office:value="0.6969321"/>
          <table:table-cell office:value-type="float" office:value="0.2497066"/>
          <table:table-cell office:value-type="float" office:value="0.0487008"/>
          <table:table-cell office:value-type="float" office:value="0.6969322"/>
          <table:table-cell office:value-type="float" office:value="0.2497065"/>
          <table:table-cell office:value-type="float" office:value="0.0549008"/>
          <table:table-cell office:value-type="float" office:value="0.6918534"/>
          <table:table-cell office:value-type="float" office:value="0.2461505"/>
          <table:table-cell office:value-type="float" office:value="0.0239008"/>
          <table:table-cell office:value-type="float" office:value="0.6918534"/>
          <table:table-cell office:value-type="float" office:value="0.2461504"/>
          <table:table-cell office:value-type="float" office:value="0.0301008"/>
          <table:table-cell office:value-type="float" office:value="0.6918534"/>
          <table:table-cell office:value-type="float" office:value="0.2461504"/>
          <table:table-cell office:value-type="float" office:value="0.0363008"/>
          <table:table-cell office:value-type="float" office:value="0.6918534"/>
          <table:table-cell office:value-type="float" office:value="0.2461504"/>
          <table:table-cell office:value-type="float" office:value="0.0425008"/>
          <table:table-cell office:value-type="float" office:value="0.6918534"/>
          <table:table-cell office:value-type="float" office:value="0.2461504"/>
          <table:table-cell office:value-type="float" office:value="0.0487008"/>
          <table:table-cell office:value-type="float" office:value="0.6918534"/>
          <table:table-cell office:value-type="float" office:value="0.2461504"/>
          <table:table-cell office:value-type="float" office:value="0.0549008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8-21 12:53:10</text:p>
          </table:table-cell>
          <table:table-cell office:value-type="float" office:value="0.0012193"/>
          <table:table-cell office:value-type="float" office:value="0.6946718"/>
          <table:table-cell office:value-type="float" office:value="0.6958911"/>
          <table:table-cell office:value-type="float" office:value="0.2491608"/>
          <table:table-cell office:value-type="float" office:value="0.0388442"/>
          <table:table-cell office:value-type="float" office:value="9"/>
          <table:table-cell office:value-type="float" office:value="0.9143000245094299"/>
          <table:table-cell office:value-type="float" office:value="0.08942919969558716"/>
          <table:table-cell office:value-type="float" office:value="0.8248708248138428"/>
          <table:table-cell office:value-type="float" office:value="0.3190521627664566"/>
          <table:table-cell office:value-type="float" office:value="0.23674047975165752"/>
          <table:table-cell office:value-type="float" office:value="0.4693384885787964"/>
          <table:table-cell office:value-type="float" office:value="0.16876583695411682"/>
          <table:table-cell office:value-type="float" office:value="0.3005726516246796"/>
          <table:table-cell office:value-type="float" office:value="0.3682292"/>
          <table:table-cell office:value-type="float" office:value="0.3263108"/>
          <table:table-cell office:value-type="float" office:value="0.3422024"/>
          <table:table-cell office:value-type="float" office:value="0.39565"/>
          <table:table-cell office:value-type="float" office:value="0.9143"/>
          <table:table-cell office:value-type="float" office:value="-0.0097908"/>
          <table:table-cell office:value-type="float" office:value="0.16892"/>
          <table:table-cell office:value-type="float" office:value="0.16441"/>
          <table:table-cell office:value-type="float" office:value="0.11439"/>
          <table:table-cell office:value-type="float" office:value="0.0894292"/>
          <table:table-cell office:value-type="float" office:value="0.30668"/>
          <table:table-cell office:value-type="float" office:value="-0.0048708"/>
          <table:table-cell office:value-type="float" office:value="0.6970465"/>
          <table:table-cell office:value-type="float" office:value="0.2501303"/>
          <table:table-cell office:value-type="float" office:value="0.0238999"/>
          <table:table-cell office:value-type="float" office:value="0.6970465"/>
          <table:table-cell office:value-type="float" office:value="0.2501303"/>
          <table:table-cell office:value-type="float" office:value="0.0300999"/>
          <table:table-cell office:value-type="float" office:value="0.6970465"/>
          <table:table-cell office:value-type="float" office:value="0.2501303"/>
          <table:table-cell office:value-type="float" office:value="0.0362999"/>
          <table:table-cell office:value-type="float" office:value="0.6970465"/>
          <table:table-cell office:value-type="float" office:value="0.2501303"/>
          <table:table-cell office:value-type="float" office:value="0.0424999"/>
          <table:table-cell office:value-type="float" office:value="0.6970465"/>
          <table:table-cell office:value-type="float" office:value="0.2501303"/>
          <table:table-cell office:value-type="float" office:value="0.0486999"/>
          <table:table-cell office:value-type="float" office:value="0.6970465"/>
          <table:table-cell office:value-type="float" office:value="0.2501303"/>
          <table:table-cell office:value-type="float" office:value="0.0548999"/>
          <table:table-cell office:value-type="float" office:value="0.6922971"/>
          <table:table-cell office:value-type="float" office:value="0.246145"/>
          <table:table-cell office:value-type="float" office:value="0.0238999"/>
          <table:table-cell office:value-type="float" office:value="0.692297"/>
          <table:table-cell office:value-type="float" office:value="0.246145"/>
          <table:table-cell office:value-type="float" office:value="0.0300999"/>
          <table:table-cell office:value-type="float" office:value="0.692297"/>
          <table:table-cell office:value-type="float" office:value="0.246145"/>
          <table:table-cell office:value-type="float" office:value="0.0362999"/>
          <table:table-cell office:value-type="float" office:value="0.692297"/>
          <table:table-cell office:value-type="float" office:value="0.246145"/>
          <table:table-cell office:value-type="float" office:value="0.0424999"/>
          <table:table-cell office:value-type="float" office:value="0.692297"/>
          <table:table-cell office:value-type="float" office:value="0.246145"/>
          <table:table-cell office:value-type="float" office:value="0.0486999"/>
          <table:table-cell office:value-type="float" office:value="0.692297"/>
          <table:table-cell office:value-type="float" office:value="0.246145"/>
          <table:table-cell office:value-type="float" office:value="0.0548999"/>
        </table:table-row>
        <table:table-row>
          <table:table-cell>
            <text:p>z_rot_pl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>
            <text:p>2025-08-21 12:53:22</text:p>
          </table:table-cell>
          <table:table-cell office:value-type="float" office:value="0.0009766"/>
          <table:table-cell office:value-type="float" office:value="0.6949261"/>
          <table:table-cell office:value-type="float" office:value="0.6959027"/>
          <table:table-cell office:value-type="float" office:value="0.2493525"/>
          <table:table-cell office:value-type="float" office:value="0.038908"/>
          <table:table-cell office:value-type="float" office:value="9"/>
          <table:table-cell office:value-type="float" office:value="0.8298400044441223"/>
          <table:table-cell office:value-type="float" office:value="0.09475920349359512"/>
          <table:table-cell office:value-type="float" office:value="0.7350808009505272"/>
          <table:table-cell office:value-type="float" office:value="0.3122051641345024"/>
          <table:table-cell office:value-type="float" office:value="0.21241658551789536"/>
          <table:table-cell office:value-type="float" office:value="0.43760448694229126"/>
          <table:table-cell office:value-type="float" office:value="0.18680584132671357"/>
          <table:table-cell office:value-type="float" office:value="0.2507986456155777"/>
          <table:table-cell office:value-type="float" office:value="0.3280492"/>
          <table:table-cell office:value-type="float" office:value="0.2972008"/>
          <table:table-cell office:value-type="float" office:value="0.3094024"/>
          <table:table-cell office:value-type="float" office:value="0.42353"/>
          <table:table-cell office:value-type="float" office:value="0.82984"/>
          <table:table-cell office:value-type="float" office:value="-0.0097908"/>
          <table:table-cell office:value-type="float" office:value="0.20705"/>
          <table:table-cell office:value-type="float" office:value="0.16605"/>
          <table:table-cell office:value-type="float" office:value="0.10455"/>
          <table:table-cell office:value-type="float" office:value="0.0947592"/>
          <table:table-cell office:value-type="float" office:value="0.36162"/>
          <table:table-cell office:value-type="float" office:value="-0.0052808"/>
          <table:table-cell office:value-type="float" office:value="0.6971182"/>
          <table:table-cell office:value-type="float" office:value="0.2505679"/>
          <table:table-cell office:value-type="float" office:value="0.0239009"/>
          <table:table-cell office:value-type="float" office:value="0.6971182"/>
          <table:table-cell office:value-type="float" office:value="0.2505679"/>
          <table:table-cell office:value-type="float" office:value="0.0301009"/>
          <table:table-cell office:value-type="float" office:value="0.6971181"/>
          <table:table-cell office:value-type="float" office:value="0.2505679"/>
          <table:table-cell office:value-type="float" office:value="0.0363009"/>
          <table:table-cell office:value-type="float" office:value="0.6971181"/>
          <table:table-cell office:value-type="float" office:value="0.2505679"/>
          <table:table-cell office:value-type="float" office:value="0.0425009"/>
          <table:table-cell office:value-type="float" office:value="0.697118"/>
          <table:table-cell office:value-type="float" office:value="0.2505679"/>
          <table:table-cell office:value-type="float" office:value="0.0487009"/>
          <table:table-cell office:value-type="float" office:value="0.697118"/>
          <table:table-cell office:value-type="float" office:value="0.2505679"/>
          <table:table-cell office:value-type="float" office:value="0.0549009"/>
          <table:table-cell office:value-type="float" office:value="0.6927342"/>
          <table:table-cell office:value-type="float" office:value="0.2461838"/>
          <table:table-cell office:value-type="float" office:value="0.0239008"/>
          <table:table-cell office:value-type="float" office:value="0.6927341"/>
          <table:table-cell office:value-type="float" office:value="0.2461838"/>
          <table:table-cell office:value-type="float" office:value="0.0301008"/>
          <table:table-cell office:value-type="float" office:value="0.6927341"/>
          <table:table-cell office:value-type="float" office:value="0.2461838"/>
          <table:table-cell office:value-type="float" office:value="0.0363008"/>
          <table:table-cell office:value-type="float" office:value="0.692734"/>
          <table:table-cell office:value-type="float" office:value="0.2461838"/>
          <table:table-cell office:value-type="float" office:value="0.0425008"/>
          <table:table-cell office:value-type="float" office:value="0.692734"/>
          <table:table-cell office:value-type="float" office:value="0.2461838"/>
          <table:table-cell office:value-type="float" office:value="0.0487008"/>
          <table:table-cell office:value-type="float" office:value="0.6927339"/>
          <table:table-cell office:value-type="float" office:value="0.2461838"/>
          <table:table-cell office:value-type="float" office:value="0.0549008"/>
        </table:table-row>
        <table:table-row>
          <table:table-cell>
            <text:p>z_rot_pl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>
            <text:p>2025-08-21 12:53:35</text:p>
          </table:table-cell>
          <table:table-cell office:value-type="float" office:value="0.0003145"/>
          <table:table-cell office:value-type="float" office:value="0.6951582"/>
          <table:table-cell office:value-type="float" office:value="0.6954727"/>
          <table:table-cell office:value-type="float" office:value="0.2490044"/>
          <table:table-cell office:value-type="float" office:value="0.0376636"/>
          <table:table-cell office:value-type="float" office:value="10"/>
          <table:table-cell office:value-type="float" office:value="0.6990500092506409"/>
          <table:table-cell office:value-type="float" office:value="0.2140199989080429"/>
          <table:table-cell office:value-type="float" office:value="0.48503001034259796"/>
          <table:table-cell office:value-type="float" office:value="0.4394281581044197"/>
          <table:table-cell office:value-type="float" office:value="0.15519448650958226"/>
          <table:table-cell office:value-type="float" office:value="0.5087804734706879"/>
          <table:table-cell office:value-type="float" office:value="0.37007584273815153"/>
          <table:table-cell office:value-type="float" office:value="0.13870463073253636"/>
          <table:table-cell office:value-type="float" office:value="0.4280892"/>
          <table:table-cell office:value-type="float" office:value="0.5345908"/>
          <table:table-cell office:value-type="float" office:value="0.5759024"/>
          <table:table-cell office:value-type="float" office:value="0.5699"/>
          <table:table-cell office:value-type="float" office:value="0.43542"/>
          <table:table-cell office:value-type="float" office:value="-0.0073308"/>
          <table:table-cell office:value-type="float" office:value="0.28577"/>
          <table:table-cell office:value-type="float" office:value="0.27962"/>
          <table:table-cell office:value-type="float" office:value="0.21402"/>
          <table:table-cell office:value-type="float" office:value="0.3719192"/>
          <table:table-cell office:value-type="float" office:value="0.69905"/>
          <table:table-cell office:value-type="float" office:value="-0.0032308"/>
          <table:table-cell office:value-type="float" office:value="0.6971508"/>
          <table:table-cell office:value-type="float" office:value="0.2510043"/>
          <table:table-cell office:value-type="float" office:value="0.0238966"/>
          <table:table-cell office:value-type="float" office:value="0.6971508"/>
          <table:table-cell office:value-type="float" office:value="0.2510043"/>
          <table:table-cell office:value-type="float" office:value="0.0300966"/>
          <table:table-cell office:value-type="float" office:value="0.6971508"/>
          <table:table-cell office:value-type="float" office:value="0.2510043"/>
          <table:table-cell office:value-type="float" office:value="0.0362966"/>
          <table:table-cell office:value-type="float" office:value="0.6971508"/>
          <table:table-cell office:value-type="float" office:value="0.2510044"/>
          <table:table-cell office:value-type="float" office:value="0.0424966"/>
          <table:table-cell office:value-type="float" office:value="0.6971508"/>
          <table:table-cell office:value-type="float" office:value="0.2510044"/>
          <table:table-cell office:value-type="float" office:value="0.0486966"/>
          <table:table-cell office:value-type="float" office:value="0.6971508"/>
          <table:table-cell office:value-type="float" office:value="0.2510044"/>
          <table:table-cell office:value-type="float" office:value="0.0548966"/>
          <table:table-cell office:value-type="float" office:value="0.6931655"/>
          <table:table-cell office:value-type="float" office:value="0.2462548"/>
          <table:table-cell office:value-type="float" office:value="0.0238966"/>
          <table:table-cell office:value-type="float" office:value="0.6931655"/>
          <table:table-cell office:value-type="float" office:value="0.2462548"/>
          <table:table-cell office:value-type="float" office:value="0.0300966"/>
          <table:table-cell office:value-type="float" office:value="0.6931655"/>
          <table:table-cell office:value-type="float" office:value="0.2462549"/>
          <table:table-cell office:value-type="float" office:value="0.0362966"/>
          <table:table-cell office:value-type="float" office:value="0.6931655"/>
          <table:table-cell office:value-type="float" office:value="0.2462549"/>
          <table:table-cell office:value-type="float" office:value="0.0424966"/>
          <table:table-cell office:value-type="float" office:value="0.6931655"/>
          <table:table-cell office:value-type="float" office:value="0.2462549"/>
          <table:table-cell office:value-type="float" office:value="0.0486966"/>
          <table:table-cell office:value-type="float" office:value="0.6931655"/>
          <table:table-cell office:value-type="float" office:value="0.246255"/>
          <table:table-cell office:value-type="float" office:value="0.0548966"/>
        </table:table-row>
        <table:table-row>
          <table:table-cell>
            <text:p>z_rot_pl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>
            <text:p>2025-08-21 12:53:47</text:p>
          </table:table-cell>
          <table:table-cell office:value-type="float" office:value="0.0002249"/>
          <table:table-cell office:value-type="float" office:value="0.6953676"/>
          <table:table-cell office:value-type="float" office:value="0.6955925"/>
          <table:table-cell office:value-type="float" office:value="0.249234"/>
          <table:table-cell office:value-type="float" office:value="0.0386261"/>
          <table:table-cell office:value-type="float" office:value="10"/>
          <table:table-cell office:value-type="float" office:value="0.7822800278663635"/>
          <table:table-cell office:value-type="float" office:value="0.2644500136375427"/>
          <table:table-cell office:value-type="float" office:value="0.5178300142288208"/>
          <table:table-cell office:value-type="float" office:value="0.4882591664791107"/>
          <table:table-cell office:value-type="float" office:value="0.17525299014754656"/>
          <table:table-cell office:value-type="float" office:value="0.5500264883041381"/>
          <table:table-cell office:value-type="float" office:value="0.42649184465408324"/>
          <table:table-cell office:value-type="float" office:value="0.1235346436500549"/>
          <table:table-cell office:value-type="float" office:value="0.3883192"/>
          <table:table-cell office:value-type="float" office:value="0.4796508"/>
          <table:table-cell office:value-type="float" office:value="0.5230124"/>
          <table:table-cell office:value-type="float" office:value="0.57687"/>
          <table:table-cell office:value-type="float" office:value="0.78228"/>
          <table:table-cell office:value-type="float" office:value="-0.0069208"/>
          <table:table-cell office:value-type="float" office:value="0.33497"/>
          <table:table-cell office:value-type="float" office:value="0.33784"/>
          <table:table-cell office:value-type="float" office:value="0.26445"/>
          <table:table-cell office:value-type="float" office:value="0.4383392"/>
          <table:table-cell office:value-type="float" office:value="0.75686"/>
          <table:table-cell office:value-type="float" office:value="-0.0028208"/>
          <table:table-cell office:value-type="float" office:value="0.6971456"/>
          <table:table-cell office:value-type="float" office:value="0.2514521"/>
          <table:table-cell office:value-type="float" office:value="0.023903"/>
          <table:table-cell office:value-type="float" office:value="0.6971456"/>
          <table:table-cell office:value-type="float" office:value="0.2514521"/>
          <table:table-cell office:value-type="float" office:value="0.030103"/>
          <table:table-cell office:value-type="float" office:value="0.6971456"/>
          <table:table-cell office:value-type="float" office:value="0.2514522"/>
          <table:table-cell office:value-type="float" office:value="0.036303"/>
          <table:table-cell office:value-type="float" office:value="0.6971457"/>
          <table:table-cell office:value-type="float" office:value="0.2514522"/>
          <table:table-cell office:value-type="float" office:value="0.042503"/>
          <table:table-cell office:value-type="float" office:value="0.6971457"/>
          <table:table-cell office:value-type="float" office:value="0.2514522"/>
          <table:table-cell office:value-type="float" office:value="0.048703"/>
          <table:table-cell office:value-type="float" office:value="0.6971457"/>
          <table:table-cell office:value-type="float" office:value="0.2514522"/>
          <table:table-cell office:value-type="float" office:value="0.054903"/>
          <table:table-cell office:value-type="float" office:value="0.6935894"/>
          <table:table-cell office:value-type="float" office:value="0.2463734"/>
          <table:table-cell office:value-type="float" office:value="0.023903"/>
          <table:table-cell office:value-type="float" office:value="0.6935895"/>
          <table:table-cell office:value-type="float" office:value="0.2463734"/>
          <table:table-cell office:value-type="float" office:value="0.030103"/>
          <table:table-cell office:value-type="float" office:value="0.6935895"/>
          <table:table-cell office:value-type="float" office:value="0.2463734"/>
          <table:table-cell office:value-type="float" office:value="0.036303"/>
          <table:table-cell office:value-type="float" office:value="0.6935895"/>
          <table:table-cell office:value-type="float" office:value="0.2463734"/>
          <table:table-cell office:value-type="float" office:value="0.042503"/>
          <table:table-cell office:value-type="float" office:value="0.6935895"/>
          <table:table-cell office:value-type="float" office:value="0.2463734"/>
          <table:table-cell office:value-type="float" office:value="0.048703"/>
          <table:table-cell office:value-type="float" office:value="0.6935895"/>
          <table:table-cell office:value-type="float" office:value="0.2463734"/>
          <table:table-cell office:value-type="float" office:value="0.054903"/>
        </table:table-row>
        <table:table-row>
          <table:table-cell>
            <text:p>z_rot_pl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>
            <text:p>2025-08-21 12:54:00</text:p>
          </table:table-cell>
          <table:table-cell office:value-type="float" office:value="0.0001274"/>
          <table:table-cell office:value-type="float" office:value="0.6955543"/>
          <table:table-cell office:value-type="float" office:value="0.6956817"/>
          <table:table-cell office:value-type="float" office:value="0.2494306"/>
          <table:table-cell office:value-type="float" office:value="0.0390335"/>
          <table:table-cell office:value-type="float" office:value="10"/>
          <table:table-cell office:value-type="float" office:value="0.9589899778366089"/>
          <table:table-cell office:value-type="float" office:value="0.30831998586654663"/>
          <table:table-cell office:value-type="float" office:value="0.6506699919700623"/>
          <table:table-cell office:value-type="float" office:value="0.5136381536722183"/>
          <table:table-cell office:value-type="float" office:value="0.20778997868946064"/>
          <table:table-cell office:value-type="float" office:value="0.5558484733104706"/>
          <table:table-cell office:value-type="float" office:value="0.47142783403396604"/>
          <table:table-cell office:value-type="float" office:value="0.08442063927650456"/>
          <table:table-cell office:value-type="float" office:value="0.3534692"/>
          <table:table-cell office:value-type="float" office:value="0.4292208"/>
          <table:table-cell office:value-type="float" office:value="0.4766824"/>
          <table:table-cell office:value-type="float" office:value="0.56088"/>
          <table:table-cell office:value-type="float" office:value="0.95899"/>
          <table:table-cell office:value-type="float" office:value="-0.0073308"/>
          <table:table-cell office:value-type="float" office:value="0.38294"/>
          <table:table-cell office:value-type="float" office:value="0.38663"/>
          <table:table-cell office:value-type="float" office:value="0.30832"/>
          <table:table-cell office:value-type="float" office:value="0.4867192"/>
          <table:table-cell office:value-type="float" office:value="0.79253"/>
          <table:table-cell office:value-type="float" office:value="-0.0024108"/>
          <table:table-cell office:value-type="float" office:value="0.6971044"/>
          <table:table-cell office:value-type="float" office:value="0.2518946"/>
          <table:table-cell office:value-type="float" office:value="0.0239031"/>
          <table:table-cell office:value-type="float" office:value="0.6971044"/>
          <table:table-cell office:value-type="float" office:value="0.2518946"/>
          <table:table-cell office:value-type="float" office:value="0.0301031"/>
          <table:table-cell office:value-type="float" office:value="0.6971043"/>
          <table:table-cell office:value-type="float" office:value="0.2518946"/>
          <table:table-cell office:value-type="float" office:value="0.0363031"/>
          <table:table-cell office:value-type="float" office:value="0.6971043"/>
          <table:table-cell office:value-type="float" office:value="0.2518947"/>
          <table:table-cell office:value-type="float" office:value="0.0425031"/>
          <table:table-cell office:value-type="float" office:value="0.6971043"/>
          <table:table-cell office:value-type="float" office:value="0.2518947"/>
          <table:table-cell office:value-type="float" office:value="0.0487031"/>
          <table:table-cell office:value-type="float" office:value="0.6971043"/>
          <table:table-cell office:value-type="float" office:value="0.2518947"/>
          <table:table-cell office:value-type="float" office:value="0.0549031"/>
          <table:table-cell office:value-type="float" office:value="0.6940044"/>
          <table:table-cell office:value-type="float" office:value="0.2465252"/>
          <table:table-cell office:value-type="float" office:value="0.0239032"/>
          <table:table-cell office:value-type="float" office:value="0.6940044"/>
          <table:table-cell office:value-type="float" office:value="0.2465252"/>
          <table:table-cell office:value-type="float" office:value="0.0301032"/>
          <table:table-cell office:value-type="float" office:value="0.6940043"/>
          <table:table-cell office:value-type="float" office:value="0.2465253"/>
          <table:table-cell office:value-type="float" office:value="0.0363032"/>
          <table:table-cell office:value-type="float" office:value="0.6940043"/>
          <table:table-cell office:value-type="float" office:value="0.2465253"/>
          <table:table-cell office:value-type="float" office:value="0.0425032"/>
          <table:table-cell office:value-type="float" office:value="0.6940043"/>
          <table:table-cell office:value-type="float" office:value="0.2465253"/>
          <table:table-cell office:value-type="float" office:value="0.0487032"/>
          <table:table-cell office:value-type="float" office:value="0.6940043"/>
          <table:table-cell office:value-type="float" office:value="0.2465254"/>
          <table:table-cell office:value-type="float" office:value="0.0549032"/>
        </table:table-row>
        <table:table-row>
          <table:table-cell>
            <text:p>z_rot_pl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>
            <text:p>2025-08-21 12:54:13</text:p>
          </table:table-cell>
          <table:table-cell office:value-type="float" office:value="1.85e-05"/>
          <table:table-cell office:value-type="float" office:value="0.6957217"/>
          <table:table-cell office:value-type="float" office:value="0.6957402"/>
          <table:table-cell office:value-type="float" office:value="0.2495561"/>
          <table:table-cell office:value-type="float" office:value="0.0392398"/>
          <table:table-cell office:value-type="float" office:value="10"/>
          <table:table-cell office:value-type="float" office:value="1.0762499570846558"/>
          <table:table-cell office:value-type="float" office:value="0.3145191967487335"/>
          <table:table-cell office:value-type="float" office:value="0.7617307603359222"/>
          <table:table-cell office:value-type="float" office:value="0.534507155418396"/>
          <table:table-cell office:value-type="float" office:value="0.23612755289418325"/>
          <table:table-cell office:value-type="float" office:value="0.5420724749565125"/>
          <table:table-cell office:value-type="float" office:value="0.5269418358802795"/>
          <table:table-cell office:value-type="float" office:value="0.01513063907623291"/>
          <table:table-cell office:value-type="float" office:value="0.3145192"/>
          <table:table-cell office:value-type="float" office:value="0.3718208"/>
          <table:table-cell office:value-type="float" office:value="0.4229724"/>
          <table:table-cell office:value-type="float" office:value="0.5248"/>
          <table:table-cell office:value-type="float" office:value="1.07625"/>
          <table:table-cell office:value-type="float" office:value="-0.0069208"/>
          <table:table-cell office:value-type="float" office:value="0.43911"/>
          <table:table-cell office:value-type="float" office:value="0.45223"/>
          <table:table-cell office:value-type="float" office:value="0.36408"/>
          <table:table-cell office:value-type="float" office:value="0.5715892"/>
          <table:table-cell office:value-type="float" office:value="0.8077"/>
          <table:table-cell office:value-type="float" office:value="-0.0015908"/>
          <table:table-cell office:value-type="float" office:value="0.6970318"/>
          <table:table-cell office:value-type="float" office:value="0.2523259"/>
          <table:table-cell office:value-type="float" office:value="0.0239016"/>
          <table:table-cell office:value-type="float" office:value="0.6970318"/>
          <table:table-cell office:value-type="float" office:value="0.2523259"/>
          <table:table-cell office:value-type="float" office:value="0.0301016"/>
          <table:table-cell office:value-type="float" office:value="0.6970318"/>
          <table:table-cell office:value-type="float" office:value="0.2523259"/>
          <table:table-cell office:value-type="float" office:value="0.0363016"/>
          <table:table-cell office:value-type="float" office:value="0.6970317"/>
          <table:table-cell office:value-type="float" office:value="0.2523259"/>
          <table:table-cell office:value-type="float" office:value="0.0425016"/>
          <table:table-cell office:value-type="float" office:value="0.6970317"/>
          <table:table-cell office:value-type="float" office:value="0.2523259"/>
          <table:table-cell office:value-type="float" office:value="0.0487016"/>
          <table:table-cell office:value-type="float" office:value="0.6970317"/>
          <table:table-cell office:value-type="float" office:value="0.252326"/>
          <table:table-cell office:value-type="float" office:value="0.0549016"/>
          <table:table-cell office:value-type="float" office:value="0.6944116"/>
          <table:table-cell office:value-type="float" office:value="0.2467067"/>
          <table:table-cell office:value-type="float" office:value="0.0239017"/>
          <table:table-cell office:value-type="float" office:value="0.6944116"/>
          <table:table-cell office:value-type="float" office:value="0.2467068"/>
          <table:table-cell office:value-type="float" office:value="0.0301017"/>
          <table:table-cell office:value-type="float" office:value="0.6944116"/>
          <table:table-cell office:value-type="float" office:value="0.2467068"/>
          <table:table-cell office:value-type="float" office:value="0.0363017"/>
          <table:table-cell office:value-type="float" office:value="0.6944115"/>
          <table:table-cell office:value-type="float" office:value="0.2467068"/>
          <table:table-cell office:value-type="float" office:value="0.0425017"/>
          <table:table-cell office:value-type="float" office:value="0.6944115"/>
          <table:table-cell office:value-type="float" office:value="0.2467068"/>
          <table:table-cell office:value-type="float" office:value="0.0487017"/>
          <table:table-cell office:value-type="float" office:value="0.6944115"/>
          <table:table-cell office:value-type="float" office:value="0.2467068"/>
          <table:table-cell office:value-type="float" office:value="0.0549017"/>
        </table:table-row>
        <table:table-row>
          <table:table-cell>
            <text:p>z_rot_pl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>
            <text:p>2025-08-21 12:54:26</text:p>
          </table:table-cell>
          <table:table-cell office:value-type="float" office:value="-5.07e-05"/>
          <table:table-cell office:value-type="float" office:value="0.6958579"/>
          <table:table-cell office:value-type="float" office:value="0.6958072"/>
          <table:table-cell office:value-type="float" office:value="0.2496961"/>
          <table:table-cell office:value-type="float" office:value="0.0394545"/>
          <table:table-cell office:value-type="float" office:value="10"/>
          <table:table-cell office:value-type="float" office:value="1.2234400510787964"/>
          <table:table-cell office:value-type="float" office:value="0.2706491947174072"/>
          <table:table-cell office:value-type="float" office:value="0.9527908563613892"/>
          <table:table-cell office:value-type="float" office:value="0.5588611662387848"/>
          <table:table-cell office:value-type="float" office:value="0.28316692378681674"/>
          <table:table-cell office:value-type="float" office:value="0.5321504890918731"/>
          <table:table-cell office:value-type="float" office:value="0.5855718433856965"/>
          <table:table-cell office:value-type="float" office:value="0.05342135429382333"/>
          <table:table-cell office:value-type="float" office:value="0.2706492"/>
          <table:table-cell office:value-type="float" office:value="0.3164708"/>
          <table:table-cell office:value-type="float" office:value="0.3647524"/>
          <table:table-cell office:value-type="float" office:value="0.48544"/>
          <table:table-cell office:value-type="float" office:value="1.2234401"/>
          <table:table-cell office:value-type="float" office:value="-0.0073308"/>
          <table:table-cell office:value-type="float" office:value="0.49323"/>
          <table:table-cell office:value-type="float" office:value="0.52275"/>
          <table:table-cell office:value-type="float" office:value="0.42927"/>
          <table:table-cell office:value-type="float" office:value="0.6859792"/>
          <table:table-cell office:value-type="float" office:value="0.79663"/>
          <table:table-cell office:value-type="float" office:value="-0.0020008"/>
          <table:table-cell office:value-type="float" office:value="0.6969182"/>
          <table:table-cell office:value-type="float" office:value="0.2527484"/>
          <table:table-cell office:value-type="float" office:value="0.0238987"/>
          <table:table-cell office:value-type="float" office:value="0.6969182"/>
          <table:table-cell office:value-type="float" office:value="0.2527484"/>
          <table:table-cell office:value-type="float" office:value="0.0300987"/>
          <table:table-cell office:value-type="float" office:value="0.6969182"/>
          <table:table-cell office:value-type="float" office:value="0.2527483"/>
          <table:table-cell office:value-type="float" office:value="0.0362987"/>
          <table:table-cell office:value-type="float" office:value="0.6969182"/>
          <table:table-cell office:value-type="float" office:value="0.2527483"/>
          <table:table-cell office:value-type="float" office:value="0.0424987"/>
          <table:table-cell office:value-type="float" office:value="0.6969182"/>
          <table:table-cell office:value-type="float" office:value="0.2527483"/>
          <table:table-cell office:value-type="float" office:value="0.0486987"/>
          <table:table-cell office:value-type="float" office:value="0.6969181"/>
          <table:table-cell office:value-type="float" office:value="0.2527483"/>
          <table:table-cell office:value-type="float" office:value="0.0548987"/>
          <table:table-cell office:value-type="float" office:value="0.6947977"/>
          <table:table-cell office:value-type="float" office:value="0.2469223"/>
          <table:table-cell office:value-type="float" office:value="0.0238987"/>
          <table:table-cell office:value-type="float" office:value="0.6947977"/>
          <table:table-cell office:value-type="float" office:value="0.2469223"/>
          <table:table-cell office:value-type="float" office:value="0.0300987"/>
          <table:table-cell office:value-type="float" office:value="0.6947977"/>
          <table:table-cell office:value-type="float" office:value="0.2469222"/>
          <table:table-cell office:value-type="float" office:value="0.0362987"/>
          <table:table-cell office:value-type="float" office:value="0.6947976"/>
          <table:table-cell office:value-type="float" office:value="0.2469222"/>
          <table:table-cell office:value-type="float" office:value="0.0424987"/>
          <table:table-cell office:value-type="float" office:value="0.6947976"/>
          <table:table-cell office:value-type="float" office:value="0.2469222"/>
          <table:table-cell office:value-type="float" office:value="0.0486987"/>
          <table:table-cell office:value-type="float" office:value="0.6947976"/>
          <table:table-cell office:value-type="float" office:value="0.2469222"/>
          <table:table-cell office:value-type="float" office:value="0.0548987"/>
        </table:table-row>
        <table:table-row>
          <table:table-cell>
            <text:p>z_rot_pl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>
            <text:p>2025-08-21 12:54:38</text:p>
          </table:table-cell>
          <table:table-cell office:value-type="float" office:value="-5.35e-05"/>
          <table:table-cell office:value-type="float" office:value="0.6959611"/>
          <table:table-cell office:value-type="float" office:value="0.6959076"/>
          <table:table-cell office:value-type="float" office:value="0.2499703"/>
          <table:table-cell office:value-type="float" office:value="0.0398414"/>
          <table:table-cell office:value-type="float" office:value="10"/>
          <table:table-cell office:value-type="float" office:value="1.5149500370025635"/>
          <table:table-cell office:value-type="float" office:value="0.22554920613765717"/>
          <table:table-cell office:value-type="float" office:value="1.2894008308649063"/>
          <table:table-cell office:value-type="float" office:value="0.5958021655678749"/>
          <table:table-cell office:value-type="float" office:value="0.384537592507478"/>
          <table:table-cell office:value-type="float" office:value="0.5560944885015487"/>
          <table:table-cell office:value-type="float" office:value="0.6355098426342011"/>
          <table:table-cell office:value-type="float" office:value="0.07941535413265233"/>
          <table:table-cell office:value-type="float" office:value="0.2255492"/>
          <table:table-cell office:value-type="float" office:value="0.2660408"/>
          <table:table-cell office:value-type="float" office:value="0.3208824"/>
          <table:table-cell office:value-type="float" office:value="0.45305"/>
          <table:table-cell office:value-type="float" office:value="1.51495"/>
          <table:table-cell office:value-type="float" office:value="-0.0077408"/>
          <table:table-cell office:value-type="float" office:value="0.51906"/>
          <table:table-cell office:value-type="float" office:value="0.56785"/>
          <table:table-cell office:value-type="float" office:value="0.49528"/>
          <table:table-cell office:value-type="float" office:value="0.9491992"/>
          <table:table-cell office:value-type="float" office:value="0.64616"/>
          <table:table-cell office:value-type="float" office:value="-0.0020008"/>
          <table:table-cell office:value-type="float" office:value="0.6967634"/>
          <table:table-cell office:value-type="float" office:value="0.2531642"/>
          <table:table-cell office:value-type="float" office:value="0.0239019"/>
          <table:table-cell office:value-type="float" office:value="0.6967634"/>
          <table:table-cell office:value-type="float" office:value="0.2531642"/>
          <table:table-cell office:value-type="float" office:value="0.0301019"/>
          <table:table-cell office:value-type="float" office:value="0.6967634"/>
          <table:table-cell office:value-type="float" office:value="0.2531642"/>
          <table:table-cell office:value-type="float" office:value="0.0363019"/>
          <table:table-cell office:value-type="float" office:value="0.6967634"/>
          <table:table-cell office:value-type="float" office:value="0.2531643"/>
          <table:table-cell office:value-type="float" office:value="0.0425019"/>
          <table:table-cell office:value-type="float" office:value="0.6967634"/>
          <table:table-cell office:value-type="float" office:value="0.2531643"/>
          <table:table-cell office:value-type="float" office:value="0.0487019"/>
          <table:table-cell office:value-type="float" office:value="0.6967634"/>
          <table:table-cell office:value-type="float" office:value="0.2531643"/>
          <table:table-cell office:value-type="float" office:value="0.0549019"/>
          <table:table-cell office:value-type="float" office:value="0.6951588"/>
          <table:table-cell office:value-type="float" office:value="0.2471755"/>
          <table:table-cell office:value-type="float" office:value="0.0239019"/>
          <table:table-cell office:value-type="float" office:value="0.6951588"/>
          <table:table-cell office:value-type="float" office:value="0.2471755"/>
          <table:table-cell office:value-type="float" office:value="0.0301019"/>
          <table:table-cell office:value-type="float" office:value="0.6951588"/>
          <table:table-cell office:value-type="float" office:value="0.2471755"/>
          <table:table-cell office:value-type="float" office:value="0.0363019"/>
          <table:table-cell office:value-type="float" office:value="0.6951588"/>
          <table:table-cell office:value-type="float" office:value="0.2471755"/>
          <table:table-cell office:value-type="float" office:value="0.0425019"/>
          <table:table-cell office:value-type="float" office:value="0.6951588"/>
          <table:table-cell office:value-type="float" office:value="0.2471755"/>
          <table:table-cell office:value-type="float" office:value="0.0487019"/>
          <table:table-cell office:value-type="float" office:value="0.6951587"/>
          <table:table-cell office:value-type="float" office:value="0.2471755"/>
          <table:table-cell office:value-type="float" office:value="0.0549019"/>
        </table:table-row>
        <table:table-row>
          <table:table-cell>
            <text:p>z_rot_pl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>
            <text:p>2025-08-21 12:54:51</text:p>
          </table:table-cell>
          <table:table-cell office:value-type="float" office:value="-5.94e-05"/>
          <table:table-cell office:value-type="float" office:value="0.6960371"/>
          <table:table-cell office:value-type="float" office:value="0.6959777"/>
          <table:table-cell office:value-type="float" office:value="0.2501722"/>
          <table:table-cell office:value-type="float" office:value="0.0412311"/>
          <table:table-cell office:value-type="float" office:value="10"/>
          <table:table-cell office:value-type="float" office:value="1.8158899545669556"/>
          <table:table-cell office:value-type="float" office:value="0.20750920474529266"/>
          <table:table-cell office:value-type="float" office:value="1.608380749821663"/>
          <table:table-cell office:value-type="float" office:value="0.679196159541607"/>
          <table:table-cell office:value-type="float" office:value="0.5222748362149242"/>
          <table:table-cell office:value-type="float" office:value="0.6043104737997055"/>
          <table:table-cell office:value-type="float" office:value="0.7540818452835083"/>
          <table:table-cell office:value-type="float" office:value="0.14977137148380282"/>
          <table:table-cell office:value-type="float" office:value="0.2075092"/>
          <table:table-cell office:value-type="float" office:value="0.2467708"/>
          <table:table-cell office:value-type="float" office:value="0.3003824"/>
          <table:table-cell office:value-type="float" office:value="0.451"/>
          <table:table-cell office:value-type="float" office:value="1.81589"/>
          <table:table-cell office:value-type="float" office:value="-0.0069208"/>
          <table:table-cell office:value-type="float" office:value="0.46781"/>
          <table:table-cell office:value-type="float" office:value="0.50963"/>
          <table:table-cell office:value-type="float" office:value="0.48913"/>
          <table:table-cell office:value-type="float" office:value="1.1775692"/>
          <table:table-cell office:value-type="float" office:value="1.1262701"/>
          <table:table-cell office:value-type="float" office:value="-0.0028208"/>
          <table:table-cell office:value-type="float" office:value="0.6965755"/>
          <table:table-cell office:value-type="float" office:value="0.2535617"/>
          <table:table-cell office:value-type="float" office:value="0.0238964"/>
          <table:table-cell office:value-type="float" office:value="0.6965754"/>
          <table:table-cell office:value-type="float" office:value="0.2535617"/>
          <table:table-cell office:value-type="float" office:value="0.0300964"/>
          <table:table-cell office:value-type="float" office:value="0.6965754"/>
          <table:table-cell office:value-type="float" office:value="0.2535617"/>
          <table:table-cell office:value-type="float" office:value="0.0362964"/>
          <table:table-cell office:value-type="float" office:value="0.6965753"/>
          <table:table-cell office:value-type="float" office:value="0.2535617"/>
          <table:table-cell office:value-type="float" office:value="0.0424964"/>
          <table:table-cell office:value-type="float" office:value="0.6965753"/>
          <table:table-cell office:value-type="float" office:value="0.2535617"/>
          <table:table-cell office:value-type="float" office:value="0.0486964"/>
          <table:table-cell office:value-type="float" office:value="0.6965752"/>
          <table:table-cell office:value-type="float" office:value="0.2535616"/>
          <table:table-cell office:value-type="float" office:value="0.0548964"/>
          <table:table-cell office:value-type="float" office:value="0.6954989"/>
          <table:table-cell office:value-type="float" office:value="0.2474559"/>
          <table:table-cell office:value-type="float" office:value="0.0238964"/>
          <table:table-cell office:value-type="float" office:value="0.6954988"/>
          <table:table-cell office:value-type="float" office:value="0.2474559"/>
          <table:table-cell office:value-type="float" office:value="0.0300964"/>
          <table:table-cell office:value-type="float" office:value="0.6954988"/>
          <table:table-cell office:value-type="float" office:value="0.2474559"/>
          <table:table-cell office:value-type="float" office:value="0.0362964"/>
          <table:table-cell office:value-type="float" office:value="0.6954987"/>
          <table:table-cell office:value-type="float" office:value="0.2474559"/>
          <table:table-cell office:value-type="float" office:value="0.0424964"/>
          <table:table-cell office:value-type="float" office:value="0.6954987"/>
          <table:table-cell office:value-type="float" office:value="0.2474558"/>
          <table:table-cell office:value-type="float" office:value="0.0486964"/>
          <table:table-cell office:value-type="float" office:value="0.6954986"/>
          <table:table-cell office:value-type="float" office:value="0.2474558"/>
          <table:table-cell office:value-type="float" office:value="0.0548964"/>
        </table:table-row>
        <table:table-row>
          <table:table-cell>
            <text:p>z_rot_pl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>
            <text:p>2025-08-21 12:55:04</text:p>
          </table:table-cell>
          <table:table-cell office:value-type="float" office:value="-7.06e-05"/>
          <table:table-cell office:value-type="float" office:value="0.696079"/>
          <table:table-cell office:value-type="float" office:value="0.6960084"/>
          <table:table-cell office:value-type="float" office:value="0.2500597"/>
          <table:table-cell office:value-type="float" office:value="0.0436066"/>
          <table:table-cell office:value-type="float" office:value="10"/>
          <table:table-cell office:value-type="float" office:value="3.471060037612915"/>
          <table:table-cell office:value-type="float" office:value="0.20750920474529266"/>
          <table:table-cell office:value-type="float" office:value="3.2635508328676224"/>
          <table:table-cell office:value-type="float" office:value="0.9355691686272621"/>
          <table:table-cell office:value-type="float" office:value="1.0686462649459416"/>
          <table:table-cell office:value-type="float" office:value="0.6912304788827897"/>
          <table:table-cell office:value-type="float" office:value="1.1799078583717346"/>
          <table:table-cell office:value-type="float" office:value="0.48867737948894496"/>
          <table:table-cell office:value-type="float" office:value="0.2075092"/>
          <table:table-cell office:value-type="float" office:value="0.2623508"/>
          <table:table-cell office:value-type="float" office:value="0.3217024"/>
          <table:table-cell office:value-type="float" office:value="0.52152"/>
          <table:table-cell office:value-type="float" office:value="2.14307"/>
          <table:table-cell office:value-type="float" office:value="-0.0069208"/>
          <table:table-cell office:value-type="float" office:value="0.39114"/>
          <table:table-cell office:value-type="float" office:value="0.42886"/>
          <table:table-cell office:value-type="float" office:value="0.43542"/>
          <table:table-cell office:value-type="float" office:value="1.1730592"/>
          <table:table-cell office:value-type="float" office:value="3.47106"/>
          <table:table-cell office:value-type="float" office:value="-0.0056908"/>
          <table:table-cell office:value-type="float" office:value="0.6963492"/>
          <table:table-cell office:value-type="float" office:value="0.2539544"/>
          <table:table-cell office:value-type="float" office:value="0.0238941"/>
          <table:table-cell office:value-type="float" office:value="0.6963492"/>
          <table:table-cell office:value-type="float" office:value="0.2539544"/>
          <table:table-cell office:value-type="float" office:value="0.0300941"/>
          <table:table-cell office:value-type="float" office:value="0.6963492"/>
          <table:table-cell office:value-type="float" office:value="0.2539544"/>
          <table:table-cell office:value-type="float" office:value="0.0362941"/>
          <table:table-cell office:value-type="float" office:value="0.6963492"/>
          <table:table-cell office:value-type="float" office:value="0.2539544"/>
          <table:table-cell office:value-type="float" office:value="0.0424941"/>
          <table:table-cell office:value-type="float" office:value="0.6963492"/>
          <table:table-cell office:value-type="float" office:value="0.2539544"/>
          <table:table-cell office:value-type="float" office:value="0.0486941"/>
          <table:table-cell office:value-type="float" office:value="0.6963492"/>
          <table:table-cell office:value-type="float" office:value="0.2539544"/>
          <table:table-cell office:value-type="float" office:value="0.0548941"/>
          <table:table-cell office:value-type="float" office:value="0.6958088"/>
          <table:table-cell office:value-type="float" office:value="0.247778"/>
          <table:table-cell office:value-type="float" office:value="0.0238942"/>
          <table:table-cell office:value-type="float" office:value="0.6958088"/>
          <table:table-cell office:value-type="float" office:value="0.247778"/>
          <table:table-cell office:value-type="float" office:value="0.0300942"/>
          <table:table-cell office:value-type="float" office:value="0.6958088"/>
          <table:table-cell office:value-type="float" office:value="0.247778"/>
          <table:table-cell office:value-type="float" office:value="0.0362942"/>
          <table:table-cell office:value-type="float" office:value="0.6958088"/>
          <table:table-cell office:value-type="float" office:value="0.247778"/>
          <table:table-cell office:value-type="float" office:value="0.0424942"/>
          <table:table-cell office:value-type="float" office:value="0.6958088"/>
          <table:table-cell office:value-type="float" office:value="0.247778"/>
          <table:table-cell office:value-type="float" office:value="0.0486942"/>
          <table:table-cell office:value-type="float" office:value="0.6958088"/>
          <table:table-cell office:value-type="float" office:value="0.247778"/>
          <table:table-cell office:value-type="float" office:value="0.0548942"/>
        </table:table-row>
        <table:table-row>
          <table:table-cell>
            <text:p>z_rot_pl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>
            <text:p>2025-08-21 12:55:16</text:p>
          </table:table-cell>
          <table:table-cell office:value-type="float" office:value="1e-07"/>
          <table:table-cell office:value-type="float" office:value="0.6960973"/>
          <table:table-cell office:value-type="float" office:value="0.6960973"/>
          <table:table-cell office:value-type="float" office:value="0.2506858"/>
          <table:table-cell office:value-type="float" office:value="0.0441348"/>
          <table:table-cell office:value-type="float" office:value="10"/>
          <table:table-cell office:value-type="float" office:value="3.8039801120758057"/>
          <table:table-cell office:value-type="float" office:value="0.2444092035293579"/>
          <table:table-cell office:value-type="float" office:value="3.5595709085464478"/>
          <table:table-cell office:value-type="float" office:value="0.9986271649599076"/>
          <table:table-cell office:value-type="float" office:value="1.2095897726764615"/>
          <table:table-cell office:value-type="float" office:value="0.8310404658317566"/>
          <table:table-cell office:value-type="float" office:value="1.1662138640880584"/>
          <table:table-cell office:value-type="float" office:value="0.33517339825630177"/>
          <table:table-cell office:value-type="float" office:value="0.2444092"/>
          <table:table-cell office:value-type="float" office:value="0.3054008"/>
          <table:table-cell office:value-type="float" office:value="0.3786924"/>
          <table:table-cell office:value-type="float" office:value="0.66215"/>
          <table:table-cell office:value-type="float" office:value="2.5645499"/>
          <table:table-cell office:value-type="float" office:value="-0.0085608"/>
          <table:table-cell office:value-type="float" office:value="0.32718"/>
          <table:table-cell office:value-type="float" office:value="0.34399"/>
          <table:table-cell office:value-type="float" office:value="0.35096"/>
          <table:table-cell office:value-type="float" office:value="1.0049592"/>
          <table:table-cell office:value-type="float" office:value="3.8039801"/>
          <table:table-cell office:value-type="float" office:value="-0.0056908"/>
          <table:table-cell office:value-type="float" office:value="0.6960972"/>
          <table:table-cell office:value-type="float" office:value="0.254306"/>
          <table:table-cell office:value-type="float" office:value="0.0239048"/>
          <table:table-cell office:value-type="float" office:value="0.6960972"/>
          <table:table-cell office:value-type="float" office:value="0.254306"/>
          <table:table-cell office:value-type="float" office:value="0.0301048"/>
          <table:table-cell office:value-type="float" office:value="0.6960973"/>
          <table:table-cell office:value-type="float" office:value="0.254306"/>
          <table:table-cell office:value-type="float" office:value="0.0363048"/>
          <table:table-cell office:value-type="float" office:value="0.6960973"/>
          <table:table-cell office:value-type="float" office:value="0.2543061"/>
          <table:table-cell office:value-type="float" office:value="0.0425048"/>
          <table:table-cell office:value-type="float" office:value="0.6960974"/>
          <table:table-cell office:value-type="float" office:value="0.2543061"/>
          <table:table-cell office:value-type="float" office:value="0.0487048"/>
          <table:table-cell office:value-type="float" office:value="0.6960974"/>
          <table:table-cell office:value-type="float" office:value="0.2543061"/>
          <table:table-cell office:value-type="float" office:value="0.0549048"/>
          <table:table-cell office:value-type="float" office:value="0.6960972"/>
          <table:table-cell office:value-type="float" office:value="0.248106"/>
          <table:table-cell office:value-type="float" office:value="0.0239048"/>
          <table:table-cell office:value-type="float" office:value="0.6960973"/>
          <table:table-cell office:value-type="float" office:value="0.248106"/>
          <table:table-cell office:value-type="float" office:value="0.0301048"/>
          <table:table-cell office:value-type="float" office:value="0.6960973"/>
          <table:table-cell office:value-type="float" office:value="0.248106"/>
          <table:table-cell office:value-type="float" office:value="0.0363048"/>
          <table:table-cell office:value-type="float" office:value="0.6960974"/>
          <table:table-cell office:value-type="float" office:value="0.2481061"/>
          <table:table-cell office:value-type="float" office:value="0.0425048"/>
          <table:table-cell office:value-type="float" office:value="0.6960974"/>
          <table:table-cell office:value-type="float" office:value="0.2481061"/>
          <table:table-cell office:value-type="float" office:value="0.0487048"/>
          <table:table-cell office:value-type="float" office:value="0.6960974"/>
          <table:table-cell office:value-type="float" office:value="0.2481061"/>
          <table:table-cell office:value-type="float" office:value="0.0549048"/>
        </table:table-row>
        <table:table-row>
          <table:table-cell>
            <text:p>z_rot_min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.0"/>
          <table:table-cell>
            <text:p>2025-08-21 12:55:44</text:p>
          </table:table-cell>
          <table:table-cell office:value-type="float" office:value="-0.0007265"/>
          <table:table-cell office:value-type="float" office:value="0.691747"/>
          <table:table-cell office:value-type="float" office:value="0.6910205"/>
          <table:table-cell office:value-type="float" office:value="0.2472847"/>
          <table:table-cell office:value-type="float" office:value="0.0395181"/>
          <table:table-cell office:value-type="float" office:value="10"/>
          <table:table-cell office:value-type="float" office:value="1.0003999471664429"/>
          <table:table-cell office:value-type="float" office:value="0.1996700018644333"/>
          <table:table-cell office:value-type="float" office:value="0.8007299453020096"/>
          <table:table-cell office:value-type="float" office:value="0.3718191564083099"/>
          <table:table-cell office:value-type="float" office:value="0.24182698068673097"/>
          <table:table-cell office:value-type="float" office:value="0.2843464821577072"/>
          <table:table-cell office:value-type="float" office:value="0.45929183065891266"/>
          <table:table-cell office:value-type="float" office:value="0.17494534850120547"/>
          <table:table-cell office:value-type="float" office:value="0.2316992"/>
          <table:table-cell office:value-type="float" office:value="0.2385708"/>
          <table:table-cell office:value-type="float" office:value="0.2302724"/>
          <table:table-cell office:value-type="float" office:value="0.19967"/>
          <table:table-cell office:value-type="float" office:value="0.52152"/>
          <table:table-cell office:value-type="float" office:value="-0.0110208"/>
          <table:table-cell office:value-type="float" office:value="0.35014"/>
          <table:table-cell office:value-type="float" office:value="0.30668"/>
          <table:table-cell office:value-type="float" office:value="0.24354"/>
          <table:table-cell office:value-type="float" office:value="0.3956992"/>
          <table:table-cell office:value-type="float" office:value="1.0003999"/>
          <table:table-cell office:value-type="float" office:value="-0.0044608"/>
          <table:table-cell office:value-type="float" office:value="0.6948352"/>
          <table:table-cell office:value-type="float" office:value="0.246951"/>
          <table:table-cell office:value-type="float" office:value="0.0238994"/>
          <table:table-cell office:value-type="float" office:value="0.6948352"/>
          <table:table-cell office:value-type="float" office:value="0.2469509"/>
          <table:table-cell office:value-type="float" office:value="0.0300994"/>
          <table:table-cell office:value-type="float" office:value="0.6948352"/>
          <table:table-cell office:value-type="float" office:value="0.2469509"/>
          <table:table-cell office:value-type="float" office:value="0.0362994"/>
          <table:table-cell office:value-type="float" office:value="0.6948352"/>
          <table:table-cell office:value-type="float" office:value="0.2469509"/>
          <table:table-cell office:value-type="float" office:value="0.0424994"/>
          <table:table-cell office:value-type="float" office:value="0.6948352"/>
          <table:table-cell office:value-type="float" office:value="0.2469509"/>
          <table:table-cell office:value-type="float" office:value="0.0486994"/>
          <table:table-cell office:value-type="float" office:value="0.6948353"/>
          <table:table-cell office:value-type="float" office:value="0.2469509"/>
          <table:table-cell office:value-type="float" office:value="0.0548994"/>
          <table:table-cell office:value-type="float" office:value="0.6886588"/>
          <table:table-cell office:value-type="float" office:value="0.2474913"/>
          <table:table-cell office:value-type="float" office:value="0.0238994"/>
          <table:table-cell office:value-type="float" office:value="0.6886588"/>
          <table:table-cell office:value-type="float" office:value="0.2474913"/>
          <table:table-cell office:value-type="float" office:value="0.0300994"/>
          <table:table-cell office:value-type="float" office:value="0.6886588"/>
          <table:table-cell office:value-type="float" office:value="0.2474913"/>
          <table:table-cell office:value-type="float" office:value="0.0362994"/>
          <table:table-cell office:value-type="float" office:value="0.6886588"/>
          <table:table-cell office:value-type="float" office:value="0.2474913"/>
          <table:table-cell office:value-type="float" office:value="0.0424994"/>
          <table:table-cell office:value-type="float" office:value="0.6886588"/>
          <table:table-cell office:value-type="float" office:value="0.2474913"/>
          <table:table-cell office:value-type="float" office:value="0.0486994"/>
          <table:table-cell office:value-type="float" office:value="0.6886588"/>
          <table:table-cell office:value-type="float" office:value="0.2474913"/>
          <table:table-cell office:value-type="float" office:value="0.054899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8-21 12:55:57</text:p>
          </table:table-cell>
          <table:table-cell office:value-type="float" office:value="-0.0008927"/>
          <table:table-cell office:value-type="float" office:value="0.6914006"/>
          <table:table-cell office:value-type="float" office:value="0.6905079"/>
          <table:table-cell office:value-type="float" office:value="0.2474223"/>
          <table:table-cell office:value-type="float" office:value="0.0394351"/>
          <table:table-cell office:value-type="float" office:value="10"/>
          <table:table-cell office:value-type="float" office:value="1.0336099863052368"/>
          <table:table-cell office:value-type="float" office:value="0.18695999681949615"/>
          <table:table-cell office:value-type="float" office:value="0.8466499894857407"/>
          <table:table-cell office:value-type="float" office:value="0.37473015785217284"/>
          <table:table-cell office:value-type="float" office:value="0.2512081294670972"/>
          <table:table-cell office:value-type="float" office:value="0.2651584804058075"/>
          <table:table-cell office:value-type="float" office:value="0.4843018352985382"/>
          <table:table-cell office:value-type="float" office:value="0.21914335489273074"/>
          <table:table-cell office:value-type="float" office:value="0.2124292"/>
          <table:table-cell office:value-type="float" office:value="0.2406208"/>
          <table:table-cell office:value-type="float" office:value="0.2167424"/>
          <table:table-cell office:value-type="float" office:value="0.18696"/>
          <table:table-cell office:value-type="float" office:value="0.46904"/>
          <table:table-cell office:value-type="float" office:value="-0.0134808"/>
          <table:table-cell office:value-type="float" office:value="0.37392"/>
          <table:table-cell office:value-type="float" office:value="0.32267"/>
          <table:table-cell office:value-type="float" office:value="0.25625"/>
          <table:table-cell office:value-type="float" office:value="0.4350592"/>
          <table:table-cell office:value-type="float" office:value="1.03361"/>
          <table:table-cell office:value-type="float" office:value="-0.0028208"/>
          <table:table-cell office:value-type="float" office:value="0.6944535"/>
          <table:table-cell office:value-type="float" office:value="0.2467266"/>
          <table:table-cell office:value-type="float" office:value="0.0239059"/>
          <table:table-cell office:value-type="float" office:value="0.6944535"/>
          <table:table-cell office:value-type="float" office:value="0.2467266"/>
          <table:table-cell office:value-type="float" office:value="0.0301059"/>
          <table:table-cell office:value-type="float" office:value="0.6944535"/>
          <table:table-cell office:value-type="float" office:value="0.2467266"/>
          <table:table-cell office:value-type="float" office:value="0.0363059"/>
          <table:table-cell office:value-type="float" office:value="0.6944535"/>
          <table:table-cell office:value-type="float" office:value="0.2467266"/>
          <table:table-cell office:value-type="float" office:value="0.0425059"/>
          <table:table-cell office:value-type="float" office:value="0.6944536"/>
          <table:table-cell office:value-type="float" office:value="0.2467266"/>
          <table:table-cell office:value-type="float" office:value="0.0487059"/>
          <table:table-cell office:value-type="float" office:value="0.6944536"/>
          <table:table-cell office:value-type="float" office:value="0.2467266"/>
          <table:table-cell office:value-type="float" office:value="0.0549059"/>
          <table:table-cell office:value-type="float" office:value="0.6883476"/>
          <table:table-cell office:value-type="float" office:value="0.2478032"/>
          <table:table-cell office:value-type="float" office:value="0.0239059"/>
          <table:table-cell office:value-type="float" office:value="0.6883477"/>
          <table:table-cell office:value-type="float" office:value="0.2478032"/>
          <table:table-cell office:value-type="float" office:value="0.0301059"/>
          <table:table-cell office:value-type="float" office:value="0.6883477"/>
          <table:table-cell office:value-type="float" office:value="0.2478032"/>
          <table:table-cell office:value-type="float" office:value="0.0363059"/>
          <table:table-cell office:value-type="float" office:value="0.6883477"/>
          <table:table-cell office:value-type="float" office:value="0.2478032"/>
          <table:table-cell office:value-type="float" office:value="0.0425059"/>
          <table:table-cell office:value-type="float" office:value="0.6883477"/>
          <table:table-cell office:value-type="float" office:value="0.2478032"/>
          <table:table-cell office:value-type="float" office:value="0.0487059"/>
          <table:table-cell office:value-type="float" office:value="0.6883478"/>
          <table:table-cell office:value-type="float" office:value="0.2478032"/>
          <table:table-cell office:value-type="float" office:value="0.0549059"/>
        </table:table-row>
        <table:table-row>
          <table:table-cell>
            <text:p>z_rot_min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5.0"/>
          <table:table-cell>
            <text:p>2025-08-21 12:56:10</text:p>
          </table:table-cell>
          <table:table-cell office:value-type="float" office:value="-0.0010118"/>
          <table:table-cell office:value-type="float" office:value="0.6910581"/>
          <table:table-cell office:value-type="float" office:value="0.6900463"/>
          <table:table-cell office:value-type="float" office:value="0.2476123"/>
          <table:table-cell office:value-type="float" office:value="0.0392667"/>
          <table:table-cell office:value-type="float" office:value="10"/>
          <table:table-cell office:value-type="float" office:value="1.0680500268936157"/>
          <table:table-cell office:value-type="float" office:value="0.16933000087738037"/>
          <table:table-cell office:value-type="float" office:value="0.8987200260162354"/>
          <table:table-cell office:value-type="float" office:value="0.3766981646418571"/>
          <table:table-cell office:value-type="float" office:value="0.2624231363772518"/>
          <table:table-cell office:value-type="float" office:value="0.24941448271274566"/>
          <table:table-cell office:value-type="float" office:value="0.5039818465709687"/>
          <table:table-cell office:value-type="float" office:value="0.254567363858223"/>
          <table:table-cell office:value-type="float" office:value="0.2152992"/>
          <table:table-cell office:value-type="float" office:value="0.2361108"/>
          <table:table-cell office:value-type="float" office:value="0.2036224"/>
          <table:table-cell office:value-type="float" office:value="0.16933"/>
          <table:table-cell office:value-type="float" office:value="0.42271"/>
          <table:table-cell office:value-type="float" office:value="-0.0147108"/>
          <table:table-cell office:value-type="float" office:value="0.39893"/>
          <table:table-cell office:value-type="float" office:value="0.33743"/>
          <table:table-cell office:value-type="float" office:value="0.2624"/>
          <table:table-cell office:value-type="float" office:value="0.4530992"/>
          <table:table-cell office:value-type="float" office:value="1.06805"/>
          <table:table-cell office:value-type="float" office:value="-0.0048708"/>
          <table:table-cell office:value-type="float" office:value="0.6940525"/>
          <table:table-cell office:value-type="float" office:value="0.2465389"/>
          <table:table-cell office:value-type="float" office:value="0.0239009"/>
          <table:table-cell office:value-type="float" office:value="0.6940525"/>
          <table:table-cell office:value-type="float" office:value="0.2465389"/>
          <table:table-cell office:value-type="float" office:value="0.0301009"/>
          <table:table-cell office:value-type="float" office:value="0.6940525"/>
          <table:table-cell office:value-type="float" office:value="0.2465388"/>
          <table:table-cell office:value-type="float" office:value="0.0363009"/>
          <table:table-cell office:value-type="float" office:value="0.6940525"/>
          <table:table-cell office:value-type="float" office:value="0.2465388"/>
          <table:table-cell office:value-type="float" office:value="0.0425009"/>
          <table:table-cell office:value-type="float" office:value="0.6940525"/>
          <table:table-cell office:value-type="float" office:value="0.2465388"/>
          <table:table-cell office:value-type="float" office:value="0.0487009"/>
          <table:table-cell office:value-type="float" office:value="0.6940525"/>
          <table:table-cell office:value-type="float" office:value="0.2465388"/>
          <table:table-cell office:value-type="float" office:value="0.0549009"/>
          <table:table-cell office:value-type="float" office:value="0.6880637"/>
          <table:table-cell office:value-type="float" office:value="0.2481435"/>
          <table:table-cell office:value-type="float" office:value="0.0239009"/>
          <table:table-cell office:value-type="float" office:value="0.6880637"/>
          <table:table-cell office:value-type="float" office:value="0.2481435"/>
          <table:table-cell office:value-type="float" office:value="0.0301009"/>
          <table:table-cell office:value-type="float" office:value="0.6880637"/>
          <table:table-cell office:value-type="float" office:value="0.2481435"/>
          <table:table-cell office:value-type="float" office:value="0.0363009"/>
          <table:table-cell office:value-type="float" office:value="0.6880638"/>
          <table:table-cell office:value-type="float" office:value="0.2481435"/>
          <table:table-cell office:value-type="float" office:value="0.0425009"/>
          <table:table-cell office:value-type="float" office:value="0.6880638"/>
          <table:table-cell office:value-type="float" office:value="0.2481435"/>
          <table:table-cell office:value-type="float" office:value="0.0487009"/>
          <table:table-cell office:value-type="float" office:value="0.6880638"/>
          <table:table-cell office:value-type="float" office:value="0.2481435"/>
          <table:table-cell office:value-type="float" office:value="0.054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8-21 12:56:23</text:p>
          </table:table-cell>
          <table:table-cell office:value-type="float" office:value="-0.0010684"/>
          <table:table-cell office:value-type="float" office:value="0.6907226"/>
          <table:table-cell office:value-type="float" office:value="0.6896543"/>
          <table:table-cell office:value-type="float" office:value="0.247833"/>
          <table:table-cell office:value-type="float" office:value="0.0390969"/>
          <table:table-cell office:value-type="float" office:value="10"/>
          <table:table-cell office:value-type="float" office:value="1.1082299947738647"/>
          <table:table-cell office:value-type="float" office:value="0.1598999947309494"/>
          <table:table-cell office:value-type="float" office:value="0.9483300000429153"/>
          <table:table-cell office:value-type="float" office:value="0.3793631583452225"/>
          <table:table-cell office:value-type="float" office:value="0.27468367680173805"/>
          <table:table-cell office:value-type="float" office:value="0.2402304768562317"/>
          <table:table-cell office:value-type="float" office:value="0.5184958398342132"/>
          <table:table-cell office:value-type="float" office:value="0.27826536297798155"/>
          <table:table-cell office:value-type="float" office:value="0.2386692"/>
          <table:table-cell office:value-type="float" office:value="0.2275008"/>
          <table:table-cell office:value-type="float" office:value="0.1995224"/>
          <table:table-cell office:value-type="float" office:value="0.1599"/>
          <table:table-cell office:value-type="float" office:value="0.37556"/>
          <table:table-cell office:value-type="float" office:value="-0.0151208"/>
          <table:table-cell office:value-type="float" office:value="0.41287"/>
          <table:table-cell office:value-type="float" office:value="0.35178"/>
          <table:table-cell office:value-type="float" office:value="0.25543"/>
          <table:table-cell office:value-type="float" office:value="0.4641692"/>
          <table:table-cell office:value-type="float" office:value="1.10823"/>
          <table:table-cell office:value-type="float" office:value="-0.0036408"/>
          <table:table-cell office:value-type="float" office:value="0.6936357"/>
          <table:table-cell office:value-type="float" office:value="0.2463838"/>
          <table:table-cell office:value-type="float" office:value="0.0239033"/>
          <table:table-cell office:value-type="float" office:value="0.6936357"/>
          <table:table-cell office:value-type="float" office:value="0.2463838"/>
          <table:table-cell office:value-type="float" office:value="0.0301033"/>
          <table:table-cell office:value-type="float" office:value="0.6936357"/>
          <table:table-cell office:value-type="float" office:value="0.2463838"/>
          <table:table-cell office:value-type="float" office:value="0.0363033"/>
          <table:table-cell office:value-type="float" office:value="0.6936357"/>
          <table:table-cell office:value-type="float" office:value="0.2463838"/>
          <table:table-cell office:value-type="float" office:value="0.0425033"/>
          <table:table-cell office:value-type="float" office:value="0.6936357"/>
          <table:table-cell office:value-type="float" office:value="0.2463839"/>
          <table:table-cell office:value-type="float" office:value="0.0487033"/>
          <table:table-cell office:value-type="float" office:value="0.6936357"/>
          <table:table-cell office:value-type="float" office:value="0.2463839"/>
          <table:table-cell office:value-type="float" office:value="0.0549033"/>
          <table:table-cell office:value-type="float" office:value="0.6878096"/>
          <table:table-cell office:value-type="float" office:value="0.2485043"/>
          <table:table-cell office:value-type="float" office:value="0.0239033"/>
          <table:table-cell office:value-type="float" office:value="0.6878096"/>
          <table:table-cell office:value-type="float" office:value="0.2485043"/>
          <table:table-cell office:value-type="float" office:value="0.0301033"/>
          <table:table-cell office:value-type="float" office:value="0.6878096"/>
          <table:table-cell office:value-type="float" office:value="0.2485044"/>
          <table:table-cell office:value-type="float" office:value="0.0363033"/>
          <table:table-cell office:value-type="float" office:value="0.6878096"/>
          <table:table-cell office:value-type="float" office:value="0.2485044"/>
          <table:table-cell office:value-type="float" office:value="0.0425033"/>
          <table:table-cell office:value-type="float" office:value="0.6878096"/>
          <table:table-cell office:value-type="float" office:value="0.2485044"/>
          <table:table-cell office:value-type="float" office:value="0.0487033"/>
          <table:table-cell office:value-type="float" office:value="0.6878096"/>
          <table:table-cell office:value-type="float" office:value="0.2485044"/>
          <table:table-cell office:value-type="float" office:value="0.0549033"/>
        </table:table-row>
        <table:table-row>
          <table:table-cell>
            <text:p>z_rot_min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5.0"/>
          <table:table-cell>
            <text:p>2025-08-21 12:56:35</text:p>
          </table:table-cell>
          <table:table-cell office:value-type="float" office:value="-0.0011599"/>
          <table:table-cell office:value-type="float" office:value="0.6904095"/>
          <table:table-cell office:value-type="float" office:value="0.6892496"/>
          <table:table-cell office:value-type="float" office:value="0.2481214"/>
          <table:table-cell office:value-type="float" office:value="0.0389021"/>
          <table:table-cell office:value-type="float" office:value="10"/>
          <table:table-cell office:value-type="float" office:value="1.1115100383758545"/>
          <table:table-cell office:value-type="float" office:value="0.14554999768733978"/>
          <table:table-cell office:value-type="float" office:value="0.9659600406885147"/>
          <table:table-cell office:value-type="float" office:value="0.3791171655058861"/>
          <table:table-cell office:value-type="float" office:value="0.2809524154816697"/>
          <table:table-cell office:value-type="float" office:value="0.2226004809141159"/>
          <table:table-cell office:value-type="float" office:value="0.5356338500976563"/>
          <table:table-cell office:value-type="float" office:value="0.3130333691835404"/>
          <table:table-cell office:value-type="float" office:value="0.2296492"/>
          <table:table-cell office:value-type="float" office:value="0.2225808"/>
          <table:table-cell office:value-type="float" office:value="0.1905024"/>
          <table:table-cell office:value-type="float" office:value="0.14555"/>
          <table:table-cell office:value-type="float" office:value="0.32472"/>
          <table:table-cell office:value-type="float" office:value="-0.0159408"/>
          <table:table-cell office:value-type="float" office:value="0.44403"/>
          <table:table-cell office:value-type="float" office:value="0.36203"/>
          <table:table-cell office:value-type="float" office:value="0.25871"/>
          <table:table-cell office:value-type="float" office:value="0.5018892"/>
          <table:table-cell office:value-type="float" office:value="1.11151"/>
          <table:table-cell office:value-type="float" office:value="-0.0040508"/>
          <table:table-cell office:value-type="float" office:value="0.6932191"/>
          <table:table-cell office:value-type="float" office:value="0.2462703"/>
          <table:table-cell office:value-type="float" office:value="0.0239053"/>
          <table:table-cell office:value-type="float" office:value="0.6932191"/>
          <table:table-cell office:value-type="float" office:value="0.2462703"/>
          <table:table-cell office:value-type="float" office:value="0.0301053"/>
          <table:table-cell office:value-type="float" office:value="0.693219"/>
          <table:table-cell office:value-type="float" office:value="0.2462704"/>
          <table:table-cell office:value-type="float" office:value="0.0363053"/>
          <table:table-cell office:value-type="float" office:value="0.693219"/>
          <table:table-cell office:value-type="float" office:value="0.2462704"/>
          <table:table-cell office:value-type="float" office:value="0.0425053"/>
          <table:table-cell office:value-type="float" office:value="0.6932189"/>
          <table:table-cell office:value-type="float" office:value="0.2462705"/>
          <table:table-cell office:value-type="float" office:value="0.0487053"/>
          <table:table-cell office:value-type="float" office:value="0.6932189"/>
          <table:table-cell office:value-type="float" office:value="0.2462705"/>
          <table:table-cell office:value-type="float" office:value="0.0549053"/>
          <table:table-cell office:value-type="float" office:value="0.6876001"/>
          <table:table-cell office:value-type="float" office:value="0.2488905"/>
          <table:table-cell office:value-type="float" office:value="0.0239052"/>
          <table:table-cell office:value-type="float" office:value="0.6876"/>
          <table:table-cell office:value-type="float" office:value="0.2488906"/>
          <table:table-cell office:value-type="float" office:value="0.0301052"/>
          <table:table-cell office:value-type="float" office:value="0.6875999"/>
          <table:table-cell office:value-type="float" office:value="0.2488906"/>
          <table:table-cell office:value-type="float" office:value="0.0363052"/>
          <table:table-cell office:value-type="float" office:value="0.6875999"/>
          <table:table-cell office:value-type="float" office:value="0.2488907"/>
          <table:table-cell office:value-type="float" office:value="0.0425052"/>
          <table:table-cell office:value-type="float" office:value="0.6875998"/>
          <table:table-cell office:value-type="float" office:value="0.2488907"/>
          <table:table-cell office:value-type="float" office:value="0.0487052"/>
          <table:table-cell office:value-type="float" office:value="0.6875998"/>
          <table:table-cell office:value-type="float" office:value="0.2488908"/>
          <table:table-cell office:value-type="float" office:value="0.0549052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8-21 12:56:48</text:p>
          </table:table-cell>
          <table:table-cell office:value-type="float" office:value="-0.0013956"/>
          <table:table-cell office:value-type="float" office:value="0.6901002"/>
          <table:table-cell office:value-type="float" office:value="0.6887046"/>
          <table:table-cell office:value-type="float" office:value="0.2485454"/>
          <table:table-cell office:value-type="float" office:value="0.0388815"/>
          <table:table-cell office:value-type="float" office:value="10"/>
          <table:table-cell office:value-type="float" office:value="1.1820299625396729"/>
          <table:table-cell office:value-type="float" office:value="0.11520999670028687"/>
          <table:table-cell office:value-type="float" office:value="1.066819965839386"/>
          <table:table-cell office:value-type="float" office:value="0.3746071562170982"/>
          <table:table-cell office:value-type="float" office:value="0.3169846377347944"/>
          <table:table-cell office:value-type="float" office:value="0.17987848222255706"/>
          <table:table-cell office:value-type="float" office:value="0.5693358302116394"/>
          <table:table-cell office:value-type="float" office:value="0.38945734798908227"/>
          <table:table-cell office:value-type="float" office:value="0.1952092"/>
          <table:table-cell office:value-type="float" office:value="0.2020808"/>
          <table:table-cell office:value-type="float" office:value="0.1691824"/>
          <table:table-cell office:value-type="float" office:value="0.11521"/>
          <table:table-cell office:value-type="float" office:value="0.21771"/>
          <table:table-cell office:value-type="float" office:value="-0.0155308"/>
          <table:table-cell office:value-type="float" office:value="0.47642"/>
          <table:table-cell office:value-type="float" office:value="0.36736"/>
          <table:table-cell office:value-type="float" office:value="0.26322"/>
          <table:table-cell office:value-type="float" office:value="0.5576492"/>
          <table:table-cell office:value-type="float" office:value="1.18203"/>
          <table:table-cell office:value-type="float" office:value="-0.0032308"/>
          <table:table-cell office:value-type="float" office:value="0.6927849"/>
          <table:table-cell office:value-type="float" office:value="0.2461898"/>
          <table:table-cell office:value-type="float" office:value="0.0239002"/>
          <table:table-cell office:value-type="float" office:value="0.6927848"/>
          <table:table-cell office:value-type="float" office:value="0.2461897"/>
          <table:table-cell office:value-type="float" office:value="0.0301002"/>
          <table:table-cell office:value-type="float" office:value="0.6927848"/>
          <table:table-cell office:value-type="float" office:value="0.2461897"/>
          <table:table-cell office:value-type="float" office:value="0.0363002"/>
          <table:table-cell office:value-type="float" office:value="0.6927848"/>
          <table:table-cell office:value-type="float" office:value="0.2461896"/>
          <table:table-cell office:value-type="float" office:value="0.0425002"/>
          <table:table-cell office:value-type="float" office:value="0.6927847"/>
          <table:table-cell office:value-type="float" office:value="0.2461896"/>
          <table:table-cell office:value-type="float" office:value="0.0487002"/>
          <table:table-cell office:value-type="float" office:value="0.6927847"/>
          <table:table-cell office:value-type="float" office:value="0.2461895"/>
          <table:table-cell office:value-type="float" office:value="0.0549002"/>
          <table:table-cell office:value-type="float" office:value="0.6874156"/>
          <table:table-cell office:value-type="float" office:value="0.2492898"/>
          <table:table-cell office:value-type="float" office:value="0.0239002"/>
          <table:table-cell office:value-type="float" office:value="0.6874155"/>
          <table:table-cell office:value-type="float" office:value="0.2492898"/>
          <table:table-cell office:value-type="float" office:value="0.0301002"/>
          <table:table-cell office:value-type="float" office:value="0.6874155"/>
          <table:table-cell office:value-type="float" office:value="0.2492897"/>
          <table:table-cell office:value-type="float" office:value="0.0363002"/>
          <table:table-cell office:value-type="float" office:value="0.6874155"/>
          <table:table-cell office:value-type="float" office:value="0.2492897"/>
          <table:table-cell office:value-type="float" office:value="0.0425002"/>
          <table:table-cell office:value-type="float" office:value="0.6874154"/>
          <table:table-cell office:value-type="float" office:value="0.2492896"/>
          <table:table-cell office:value-type="float" office:value="0.0487002"/>
          <table:table-cell office:value-type="float" office:value="0.6874154"/>
          <table:table-cell office:value-type="float" office:value="0.2492896"/>
          <table:table-cell office:value-type="float" office:value="0.0549002"/>
        </table:table-row>
        <table:table-row>
          <table:table-cell>
            <text:p>z_rot_min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5.0"/>
          <table:table-cell>
            <text:p>2025-08-21 12:57:01</text:p>
          </table:table-cell>
          <table:table-cell office:value-type="float" office:value="-0.0016957"/>
          <table:table-cell office:value-type="float" office:value="0.6898074"/>
          <table:table-cell office:value-type="float" office:value="0.6881117"/>
          <table:table-cell office:value-type="float" office:value="0.2491155"/>
          <table:table-cell office:value-type="float" office:value="0.0391309"/>
          <table:table-cell office:value-type="float" office:value="9"/>
          <table:table-cell office:value-type="float" office:value="1.2599300146102905"/>
          <table:table-cell office:value-type="float" office:value="0.08692000061273575"/>
          <table:table-cell office:value-type="float" office:value="1.1730100139975548"/>
          <table:table-cell office:value-type="float" office:value="0.3600521616637707"/>
          <table:table-cell office:value-type="float" office:value="0.35567860449755384"/>
          <table:table-cell office:value-type="float" office:value="0.13412247747182846"/>
          <table:table-cell office:value-type="float" office:value="0.5859818458557129"/>
          <table:table-cell office:value-type="float" office:value="0.4518593683838844"/>
          <table:table-cell office:value-type="float" office:value="0.1570792"/>
          <table:table-cell office:value-type="float" office:value="0.1623108"/>
          <table:table-cell office:value-type="float" office:value="0.1347424"/>
          <table:table-cell office:value-type="float" office:value="0.08692"/>
          <table:table-cell office:value-type="float" office:value="0.12956"/>
          <table:table-cell office:value-type="float" office:value="-0.0151208"/>
          <table:table-cell office:value-type="float" office:value="0.46002"/>
          <table:table-cell office:value-type="float" office:value="0.36408"/>
          <table:table-cell office:value-type="float" office:value="0.26158"/>
          <table:table-cell office:value-type="float" office:value="0.5842992"/>
          <table:table-cell office:value-type="float" office:value="1.25993"/>
          <table:table-cell office:value-type="float" office:value="-0.0028208"/>
          <table:table-cell office:value-type="float" office:value="0.6923468"/>
          <table:table-cell office:value-type="float" office:value="0.2461501"/>
          <table:table-cell office:value-type="float" office:value="0.0239028"/>
          <table:table-cell office:value-type="float" office:value="0.6923468"/>
          <table:table-cell office:value-type="float" office:value="0.2461501"/>
          <table:table-cell office:value-type="float" office:value="0.0301028"/>
          <table:table-cell office:value-type="float" office:value="0.6923468"/>
          <table:table-cell office:value-type="float" office:value="0.2461501"/>
          <table:table-cell office:value-type="float" office:value="0.0363028"/>
          <table:table-cell office:value-type="float" office:value="0.6923468"/>
          <table:table-cell office:value-type="float" office:value="0.2461501"/>
          <table:table-cell office:value-type="float" office:value="0.0425028"/>
          <table:table-cell office:value-type="float" office:value="0.6923468"/>
          <table:table-cell office:value-type="float" office:value="0.2461501"/>
          <table:table-cell office:value-type="float" office:value="0.0487028"/>
          <table:table-cell office:value-type="float" office:value="0.6923468"/>
          <table:table-cell office:value-type="float" office:value="0.2461502"/>
          <table:table-cell office:value-type="float" office:value="0.0549028"/>
          <table:table-cell office:value-type="float" office:value="0.687268"/>
          <table:table-cell office:value-type="float" office:value="0.2497062"/>
          <table:table-cell office:value-type="float" office:value="0.0239028"/>
          <table:table-cell office:value-type="float" office:value="0.687268"/>
          <table:table-cell office:value-type="float" office:value="0.2497063"/>
          <table:table-cell office:value-type="float" office:value="0.0301028"/>
          <table:table-cell office:value-type="float" office:value="0.687268"/>
          <table:table-cell office:value-type="float" office:value="0.2497063"/>
          <table:table-cell office:value-type="float" office:value="0.0363028"/>
          <table:table-cell office:value-type="float" office:value="0.687268"/>
          <table:table-cell office:value-type="float" office:value="0.2497063"/>
          <table:table-cell office:value-type="float" office:value="0.0425028"/>
          <table:table-cell office:value-type="float" office:value="0.687268"/>
          <table:table-cell office:value-type="float" office:value="0.2497063"/>
          <table:table-cell office:value-type="float" office:value="0.0487028"/>
          <table:table-cell office:value-type="float" office:value="0.687268"/>
          <table:table-cell office:value-type="float" office:value="0.2497064"/>
          <table:table-cell office:value-type="float" office:value="0.054902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8-21 12:57:13</text:p>
          </table:table-cell>
          <table:table-cell office:value-type="float" office:value="-0.0017777"/>
          <table:table-cell office:value-type="float" office:value="0.6895279"/>
          <table:table-cell office:value-type="float" office:value="0.6877502"/>
          <table:table-cell office:value-type="float" office:value="0.2496318"/>
          <table:table-cell office:value-type="float" office:value="0.0388489"/>
          <table:table-cell office:value-type="float" office:value="8"/>
          <table:table-cell office:value-type="float" office:value="1.245169997215271"/>
          <table:table-cell office:value-type="float" office:value="0.0799499973654747"/>
          <table:table-cell office:value-type="float" office:value="1.1652199998497963"/>
          <table:table-cell office:value-type="float" office:value="0.3521391607820988"/>
          <table:table-cell office:value-type="float" office:value="0.356972458500288"/>
          <table:table-cell office:value-type="float" office:value="0.1199364796280861"/>
          <table:table-cell office:value-type="float" office:value="0.5843418419361115"/>
          <table:table-cell office:value-type="float" office:value="0.4644053623080254"/>
          <table:table-cell office:value-type="float" office:value="0.1468292"/>
          <table:table-cell office:value-type="float" office:value="0.1483708"/>
          <table:table-cell office:value-type="float" office:value="0.1249024"/>
          <table:table-cell office:value-type="float" office:value="0.07995"/>
          <table:table-cell office:value-type="float" office:value="0.09963"/>
          <table:table-cell office:value-type="float" office:value="-0.0155308"/>
          <table:table-cell office:value-type="float" office:value="0.45264"/>
          <table:table-cell office:value-type="float" office:value="0.36367"/>
          <table:table-cell office:value-type="float" office:value="0.26609"/>
          <table:table-cell office:value-type="float" office:value="0.5941392"/>
          <table:table-cell office:value-type="float" office:value="1.24517"/>
          <table:table-cell office:value-type="float" office:value="-0.0028208"/>
          <table:table-cell office:value-type="float" office:value="0.6919027"/>
          <table:table-cell office:value-type="float" office:value="0.2461471"/>
          <table:table-cell office:value-type="float" office:value="0.0239008"/>
          <table:table-cell office:value-type="float" office:value="0.6919026"/>
          <table:table-cell office:value-type="float" office:value="0.2461472"/>
          <table:table-cell office:value-type="float" office:value="0.0301008"/>
          <table:table-cell office:value-type="float" office:value="0.6919026"/>
          <table:table-cell office:value-type="float" office:value="0.2461473"/>
          <table:table-cell office:value-type="float" office:value="0.0363008"/>
          <table:table-cell office:value-type="float" office:value="0.6919025"/>
          <table:table-cell office:value-type="float" office:value="0.2461474"/>
          <table:table-cell office:value-type="float" office:value="0.0425008"/>
          <table:table-cell office:value-type="float" office:value="0.6919024"/>
          <table:table-cell office:value-type="float" office:value="0.2461475"/>
          <table:table-cell office:value-type="float" office:value="0.0487008"/>
          <table:table-cell office:value-type="float" office:value="0.6919023"/>
          <table:table-cell office:value-type="float" office:value="0.2461476"/>
          <table:table-cell office:value-type="float" office:value="0.0549008"/>
          <table:table-cell office:value-type="float" office:value="0.6871534"/>
          <table:table-cell office:value-type="float" office:value="0.2501325"/>
          <table:table-cell office:value-type="float" office:value="0.0239007"/>
          <table:table-cell office:value-type="float" office:value="0.6871533"/>
          <table:table-cell office:value-type="float" office:value="0.2501326"/>
          <table:table-cell office:value-type="float" office:value="0.0301007"/>
          <table:table-cell office:value-type="float" office:value="0.6871532"/>
          <table:table-cell office:value-type="float" office:value="0.2501327"/>
          <table:table-cell office:value-type="float" office:value="0.0363007"/>
          <table:table-cell office:value-type="float" office:value="0.6871532"/>
          <table:table-cell office:value-type="float" office:value="0.2501328"/>
          <table:table-cell office:value-type="float" office:value="0.0425007"/>
          <table:table-cell office:value-type="float" office:value="0.6871531"/>
          <table:table-cell office:value-type="float" office:value="0.2501329"/>
          <table:table-cell office:value-type="float" office:value="0.0487007"/>
          <table:table-cell office:value-type="float" office:value="0.687153"/>
          <table:table-cell office:value-type="float" office:value="0.250133"/>
          <table:table-cell office:value-type="float" office:value="0.0549007"/>
        </table:table-row>
        <table:table-row>
          <table:table-cell>
            <text:p>z_rot_min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5.0"/>
          <table:table-cell>
            <text:p>2025-08-21 12:57:26</text:p>
          </table:table-cell>
          <table:table-cell office:value-type="float" office:value="-0.0005692"/>
          <table:table-cell office:value-type="float" office:value="0.6892726"/>
          <table:table-cell office:value-type="float" office:value="0.6887035"/>
          <table:table-cell office:value-type="float" office:value="0.2489505"/>
          <table:table-cell office:value-type="float" office:value="0.038607"/>
          <table:table-cell office:value-type="float" office:value="10"/>
          <table:table-cell office:value-type="float" office:value="0.9635000228881836"/>
          <table:table-cell office:value-type="float" office:value="0.27761921286582947"/>
          <table:table-cell office:value-type="float" office:value="0.6858808100223541"/>
          <table:table-cell office:value-type="float" office:value="0.5042491644620896"/>
          <table:table-cell office:value-type="float" office:value="0.22056866114246185"/>
          <table:table-cell office:value-type="float" office:value="0.3733164846897125"/>
          <table:table-cell office:value-type="float" office:value="0.6351818442344666"/>
          <table:table-cell office:value-type="float" office:value="0.26186535954475404"/>
          <table:table-cell office:value-type="float" office:value="0.2776192"/>
          <table:table-cell office:value-type="float" office:value="0.2947408"/>
          <table:table-cell office:value-type="float" office:value="0.2954624"/>
          <table:table-cell office:value-type="float" office:value="0.3813"/>
          <table:table-cell office:value-type="float" office:value="0.61746"/>
          <table:table-cell office:value-type="float" office:value="-0.0130708"/>
          <table:table-cell office:value-type="float" office:value="0.50348"/>
          <table:table-cell office:value-type="float" office:value="0.54489"/>
          <table:table-cell office:value-type="float" office:value="0.42968"/>
          <table:table-cell office:value-type="float" office:value="0.7343592"/>
          <table:table-cell office:value-type="float" office:value="0.9635"/>
          <table:table-cell office:value-type="float" office:value="-0.0024108"/>
          <table:table-cell office:value-type="float" office:value="0.6914647"/>
          <table:table-cell office:value-type="float" office:value="0.2461893"/>
          <table:table-cell office:value-type="float" office:value="0.0239007"/>
          <table:table-cell office:value-type="float" office:value="0.6914647"/>
          <table:table-cell office:value-type="float" office:value="0.2461893"/>
          <table:table-cell office:value-type="float" office:value="0.0301007"/>
          <table:table-cell office:value-type="float" office:value="0.6914647"/>
          <table:table-cell office:value-type="float" office:value="0.2461893"/>
          <table:table-cell office:value-type="float" office:value="0.0363007"/>
          <table:table-cell office:value-type="float" office:value="0.6914647"/>
          <table:table-cell office:value-type="float" office:value="0.2461893"/>
          <table:table-cell office:value-type="float" office:value="0.0425007"/>
          <table:table-cell office:value-type="float" office:value="0.6914646"/>
          <table:table-cell office:value-type="float" office:value="0.2461893"/>
          <table:table-cell office:value-type="float" office:value="0.0487007"/>
          <table:table-cell office:value-type="float" office:value="0.6914646"/>
          <table:table-cell office:value-type="float" office:value="0.2461893"/>
          <table:table-cell office:value-type="float" office:value="0.0549007"/>
          <table:table-cell office:value-type="float" office:value="0.6870806"/>
          <table:table-cell office:value-type="float" office:value="0.2505734"/>
          <table:table-cell office:value-type="float" office:value="0.0239006"/>
          <table:table-cell office:value-type="float" office:value="0.6870806"/>
          <table:table-cell office:value-type="float" office:value="0.2505734"/>
          <table:table-cell office:value-type="float" office:value="0.0301006"/>
          <table:table-cell office:value-type="float" office:value="0.6870806"/>
          <table:table-cell office:value-type="float" office:value="0.2505734"/>
          <table:table-cell office:value-type="float" office:value="0.0363006"/>
          <table:table-cell office:value-type="float" office:value="0.6870806"/>
          <table:table-cell office:value-type="float" office:value="0.2505734"/>
          <table:table-cell office:value-type="float" office:value="0.0425006"/>
          <table:table-cell office:value-type="float" office:value="0.6870806"/>
          <table:table-cell office:value-type="float" office:value="0.2505734"/>
          <table:table-cell office:value-type="float" office:value="0.0487006"/>
          <table:table-cell office:value-type="float" office:value="0.6870806"/>
          <table:table-cell office:value-type="float" office:value="0.2505734"/>
          <table:table-cell office:value-type="float" office:value="0.0549006"/>
        </table:table-row>
        <table:table-row>
          <table:table-cell>
            <text:p>z_rot_min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0.0"/>
          <table:table-cell>
            <text:p>2025-08-21 12:57:39</text:p>
          </table:table-cell>
          <table:table-cell office:value-type="float" office:value="-0.0003712"/>
          <table:table-cell office:value-type="float" office:value="0.6890326"/>
          <table:table-cell office:value-type="float" office:value="0.6886614"/>
          <table:table-cell office:value-type="float" office:value="0.2490764"/>
          <table:table-cell office:value-type="float" office:value="0.0388048"/>
          <table:table-cell office:value-type="float" office:value="10"/>
          <table:table-cell office:value-type="float" office:value="1.0237699747085571"/>
          <table:table-cell office:value-type="float" office:value="0.316159188747406"/>
          <table:table-cell office:value-type="float" office:value="0.7076107859611511"/>
          <table:table-cell office:value-type="float" office:value="0.5117931604385376"/>
          <table:table-cell office:value-type="float" office:value="0.2173085705606148"/>
          <table:table-cell office:value-type="float" office:value="0.41644848585128785"/>
          <table:table-cell office:value-type="float" office:value="0.6071378350257873"/>
          <table:table-cell office:value-type="float" office:value="0.19068934917449948"/>
          <table:table-cell office:value-type="float" office:value="0.3161592"/>
          <table:table-cell office:value-type="float" office:value="0.3427108"/>
          <table:table-cell office:value-type="float" office:value="0.3479424"/>
          <table:table-cell office:value-type="float" office:value="0.43132"/>
          <table:table-cell office:value-type="float" office:value="0.64411"/>
          <table:table-cell office:value-type="float" office:value="-0.0118408"/>
          <table:table-cell office:value-type="float" office:value="0.45346"/>
          <table:table-cell office:value-type="float" office:value="0.49364"/>
          <table:table-cell office:value-type="float" office:value="0.38991"/>
          <table:table-cell office:value-type="float" office:value="0.6749092"/>
          <table:table-cell office:value-type="float" office:value="1.02377"/>
          <table:table-cell office:value-type="float" office:value="-0.0020008"/>
          <table:table-cell office:value-type="float" office:value="0.6910253"/>
          <table:table-cell office:value-type="float" office:value="0.2462592"/>
          <table:table-cell office:value-type="float" office:value="0.0239015"/>
          <table:table-cell office:value-type="float" office:value="0.6910253"/>
          <table:table-cell office:value-type="float" office:value="0.2462592"/>
          <table:table-cell office:value-type="float" office:value="0.0301015"/>
          <table:table-cell office:value-type="float" office:value="0.6910253"/>
          <table:table-cell office:value-type="float" office:value="0.2462592"/>
          <table:table-cell office:value-type="float" office:value="0.0363015"/>
          <table:table-cell office:value-type="float" office:value="0.6910253"/>
          <table:table-cell office:value-type="float" office:value="0.2462592"/>
          <table:table-cell office:value-type="float" office:value="0.0425015"/>
          <table:table-cell office:value-type="float" office:value="0.6910253"/>
          <table:table-cell office:value-type="float" office:value="0.2462592"/>
          <table:table-cell office:value-type="float" office:value="0.0487015"/>
          <table:table-cell office:value-type="float" office:value="0.6910253"/>
          <table:table-cell office:value-type="float" office:value="0.2462592"/>
          <table:table-cell office:value-type="float" office:value="0.0549015"/>
          <table:table-cell office:value-type="float" office:value="0.68704"/>
          <table:table-cell office:value-type="float" office:value="0.2510087"/>
          <table:table-cell office:value-type="float" office:value="0.0239015"/>
          <table:table-cell office:value-type="float" office:value="0.68704"/>
          <table:table-cell office:value-type="float" office:value="0.2510087"/>
          <table:table-cell office:value-type="float" office:value="0.0301015"/>
          <table:table-cell office:value-type="float" office:value="0.68704"/>
          <table:table-cell office:value-type="float" office:value="0.2510087"/>
          <table:table-cell office:value-type="float" office:value="0.0363015"/>
          <table:table-cell office:value-type="float" office:value="0.68704"/>
          <table:table-cell office:value-type="float" office:value="0.2510087"/>
          <table:table-cell office:value-type="float" office:value="0.0425015"/>
          <table:table-cell office:value-type="float" office:value="0.68704"/>
          <table:table-cell office:value-type="float" office:value="0.2510087"/>
          <table:table-cell office:value-type="float" office:value="0.0487015"/>
          <table:table-cell office:value-type="float" office:value="0.68704"/>
          <table:table-cell office:value-type="float" office:value="0.2510087"/>
          <table:table-cell office:value-type="float" office:value="0.0549015"/>
        </table:table-row>
        <table:table-row>
          <table:table-cell>
            <text:p>z_rot_min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5.0"/>
          <table:table-cell>
            <text:p>2025-08-21 12:57:52</text:p>
          </table:table-cell>
          <table:table-cell office:value-type="float" office:value="-0.0001927"/>
          <table:table-cell office:value-type="float" office:value="0.6888155"/>
          <table:table-cell office:value-type="float" office:value="0.6886228"/>
          <table:table-cell office:value-type="float" office:value="0.2491945"/>
          <table:table-cell office:value-type="float" office:value="0.0389032"/>
          <table:table-cell office:value-type="float" office:value="10"/>
          <table:table-cell office:value-type="float" office:value="1.051650047302246"/>
          <table:table-cell office:value-type="float" office:value="0.34645000100135803"/>
          <table:table-cell office:value-type="float" office:value="0.7052000463008881"/>
          <table:table-cell office:value-type="float" office:value="0.5135971635580063"/>
          <table:table-cell office:value-type="float" office:value="0.2143975627906823"/>
          <table:table-cell office:value-type="float" office:value="0.45794047713279723"/>
          <table:table-cell office:value-type="float" office:value="0.5692538499832154"/>
          <table:table-cell office:value-type="float" office:value="0.11131337285041815"/>
          <table:table-cell office:value-type="float" office:value="0.3538792"/>
          <table:table-cell office:value-type="float" office:value="0.3956008"/>
          <table:table-cell office:value-type="float" office:value="0.4106724"/>
          <table:table-cell office:value-type="float" office:value="0.48626"/>
          <table:table-cell office:value-type="float" office:value="0.64329"/>
          <table:table-cell office:value-type="float" office:value="-0.0118408"/>
          <table:table-cell office:value-type="float" office:value="0.39975"/>
          <table:table-cell office:value-type="float" office:value="0.43624"/>
          <table:table-cell office:value-type="float" office:value="0.34645"/>
          <table:table-cell office:value-type="float" office:value="0.6121792"/>
          <table:table-cell office:value-type="float" office:value="1.05165"/>
          <table:table-cell office:value-type="float" office:value="-0.0020008"/>
          <table:table-cell office:value-type="float" office:value="0.6905936"/>
          <table:table-cell office:value-type="float" office:value="0.24638"/>
          <table:table-cell office:value-type="float" office:value="0.0239087"/>
          <table:table-cell office:value-type="float" office:value="0.6905936"/>
          <table:table-cell office:value-type="float" office:value="0.24638"/>
          <table:table-cell office:value-type="float" office:value="0.0301087"/>
          <table:table-cell office:value-type="float" office:value="0.6905936"/>
          <table:table-cell office:value-type="float" office:value="0.24638"/>
          <table:table-cell office:value-type="float" office:value="0.0363087"/>
          <table:table-cell office:value-type="float" office:value="0.6905936"/>
          <table:table-cell office:value-type="float" office:value="0.24638"/>
          <table:table-cell office:value-type="float" office:value="0.0425087"/>
          <table:table-cell office:value-type="float" office:value="0.6905936"/>
          <table:table-cell office:value-type="float" office:value="0.24638"/>
          <table:table-cell office:value-type="float" office:value="0.0487087"/>
          <table:table-cell office:value-type="float" office:value="0.6905936"/>
          <table:table-cell office:value-type="float" office:value="0.24638"/>
          <table:table-cell office:value-type="float" office:value="0.0549087"/>
          <table:table-cell office:value-type="float" office:value="0.6870375"/>
          <table:table-cell office:value-type="float" office:value="0.2514587"/>
          <table:table-cell office:value-type="float" office:value="0.0239087"/>
          <table:table-cell office:value-type="float" office:value="0.6870375"/>
          <table:table-cell office:value-type="float" office:value="0.2514587"/>
          <table:table-cell office:value-type="float" office:value="0.0301087"/>
          <table:table-cell office:value-type="float" office:value="0.6870374"/>
          <table:table-cell office:value-type="float" office:value="0.2514587"/>
          <table:table-cell office:value-type="float" office:value="0.0363087"/>
          <table:table-cell office:value-type="float" office:value="0.6870374"/>
          <table:table-cell office:value-type="float" office:value="0.2514587"/>
          <table:table-cell office:value-type="float" office:value="0.0425087"/>
          <table:table-cell office:value-type="float" office:value="0.6870374"/>
          <table:table-cell office:value-type="float" office:value="0.2514587"/>
          <table:table-cell office:value-type="float" office:value="0.0487087"/>
          <table:table-cell office:value-type="float" office:value="0.6870374"/>
          <table:table-cell office:value-type="float" office:value="0.2514587"/>
          <table:table-cell office:value-type="float" office:value="0.0549087"/>
        </table:table-row>
        <table:table-row>
          <table:table-cell>
            <text:p>z_rot_min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0.0"/>
          <table:table-cell>
            <text:p>2025-08-21 12:58:04</text:p>
          </table:table-cell>
          <table:table-cell office:value-type="float" office:value="-0.0001269"/>
          <table:table-cell office:value-type="float" office:value="0.6886305"/>
          <table:table-cell office:value-type="float" office:value="0.6885037"/>
          <table:table-cell office:value-type="float" office:value="0.2494234"/>
          <table:table-cell office:value-type="float" office:value="0.0388568"/>
          <table:table-cell office:value-type="float" office:value="10"/>
          <table:table-cell office:value-type="float" office:value="1.1459499597549438"/>
          <table:table-cell office:value-type="float" office:value="0.31446999311447144"/>
          <table:table-cell office:value-type="float" office:value="0.8314799666404724"/>
          <table:table-cell office:value-type="float" office:value="0.5166311591863633"/>
          <table:table-cell office:value-type="float" office:value="0.236147542161177"/>
          <table:table-cell office:value-type="float" office:value="0.47434048652648925"/>
          <table:table-cell office:value-type="float" office:value="0.5589218318462372"/>
          <table:table-cell office:value-type="float" office:value="0.08458134531974798"/>
          <table:table-cell office:value-type="float" office:value="0.3801192"/>
          <table:table-cell office:value-type="float" office:value="0.4415208"/>
          <table:table-cell office:value-type="float" office:value="0.4775024"/>
          <table:table-cell office:value-type="float" office:value="0.533"/>
          <table:table-cell office:value-type="float" office:value="0.53956"/>
          <table:table-cell office:value-type="float" office:value="-0.0110208"/>
          <table:table-cell office:value-type="float" office:value="0.37187"/>
          <table:table-cell office:value-type="float" office:value="0.39483"/>
          <table:table-cell office:value-type="float" office:value="0.31447"/>
          <table:table-cell office:value-type="float" office:value="0.5674892"/>
          <table:table-cell office:value-type="float" office:value="1.14595"/>
          <table:table-cell office:value-type="float" office:value="-0.0024108"/>
          <table:table-cell office:value-type="float" office:value="0.6901805"/>
          <table:table-cell office:value-type="float" office:value="0.2465189"/>
          <table:table-cell office:value-type="float" office:value="0.0238992"/>
          <table:table-cell office:value-type="float" office:value="0.6901805"/>
          <table:table-cell office:value-type="float" office:value="0.246519"/>
          <table:table-cell office:value-type="float" office:value="0.0300992"/>
          <table:table-cell office:value-type="float" office:value="0.6901805"/>
          <table:table-cell office:value-type="float" office:value="0.246519"/>
          <table:table-cell office:value-type="float" office:value="0.0362992"/>
          <table:table-cell office:value-type="float" office:value="0.6901805"/>
          <table:table-cell office:value-type="float" office:value="0.246519"/>
          <table:table-cell office:value-type="float" office:value="0.0424992"/>
          <table:table-cell office:value-type="float" office:value="0.6901805"/>
          <table:table-cell office:value-type="float" office:value="0.246519"/>
          <table:table-cell office:value-type="float" office:value="0.0486992"/>
          <table:table-cell office:value-type="float" office:value="0.6901805"/>
          <table:table-cell office:value-type="float" office:value="0.2465191"/>
          <table:table-cell office:value-type="float" office:value="0.0548992"/>
          <table:table-cell office:value-type="float" office:value="0.6870806"/>
          <table:table-cell office:value-type="float" office:value="0.2518883"/>
          <table:table-cell office:value-type="float" office:value="0.0238992"/>
          <table:table-cell office:value-type="float" office:value="0.6870806"/>
          <table:table-cell office:value-type="float" office:value="0.2518883"/>
          <table:table-cell office:value-type="float" office:value="0.0300992"/>
          <table:table-cell office:value-type="float" office:value="0.6870805"/>
          <table:table-cell office:value-type="float" office:value="0.2518883"/>
          <table:table-cell office:value-type="float" office:value="0.0362992"/>
          <table:table-cell office:value-type="float" office:value="0.6870805"/>
          <table:table-cell office:value-type="float" office:value="0.2518884"/>
          <table:table-cell office:value-type="float" office:value="0.0424992"/>
          <table:table-cell office:value-type="float" office:value="0.6870805"/>
          <table:table-cell office:value-type="float" office:value="0.2518884"/>
          <table:table-cell office:value-type="float" office:value="0.0486992"/>
          <table:table-cell office:value-type="float" office:value="0.6870805"/>
          <table:table-cell office:value-type="float" office:value="0.2518884"/>
          <table:table-cell office:value-type="float" office:value="0.0548992"/>
        </table:table-row>
        <table:table-row>
          <table:table-cell>
            <text:p>z_rot_min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5.0"/>
          <table:table-cell>
            <text:p>2025-08-21 12:58:17</text:p>
          </table:table-cell>
          <table:table-cell office:value-type="float" office:value="-0.0002223"/>
          <table:table-cell office:value-type="float" office:value="0.6884738"/>
          <table:table-cell office:value-type="float" office:value="0.6882514"/>
          <table:table-cell office:value-type="float" office:value="0.2499912"/>
          <table:table-cell office:value-type="float" office:value="0.0391778"/>
          <table:table-cell office:value-type="float" office:value="10"/>
          <table:table-cell office:value-type="float" office:value="1.568660020828247"/>
          <table:table-cell office:value-type="float" office:value="0.25666001439094543"/>
          <table:table-cell office:value-type="float" office:value="1.3120000064373016"/>
          <table:table-cell office:value-type="float" office:value="0.5306121647357941"/>
          <table:table-cell office:value-type="float" office:value="0.38049280234033434"/>
          <table:table-cell office:value-type="float" office:value="0.4405564785003662"/>
          <table:table-cell office:value-type="float" office:value="0.6206678509712219"/>
          <table:table-cell office:value-type="float" office:value="0.18011137247085568"/>
          <table:table-cell office:value-type="float" office:value="0.4096392"/>
          <table:table-cell office:value-type="float" office:value="0.4747308"/>
          <table:table-cell office:value-type="float" office:value="0.5180924"/>
          <table:table-cell office:value-type="float" office:value="0.54366"/>
          <table:table-cell office:value-type="float" office:value="0.25666"/>
          <table:table-cell office:value-type="float" office:value="-0.0106108"/>
          <table:table-cell office:value-type="float" office:value="0.3239"/>
          <table:table-cell office:value-type="float" office:value="0.35506"/>
          <table:table-cell office:value-type="float" office:value="0.29069"/>
          <table:table-cell office:value-type="float" office:value="0.5650292"/>
          <table:table-cell office:value-type="float" office:value="1.56866"/>
          <table:table-cell office:value-type="float" office:value="-0.0020008"/>
          <table:table-cell office:value-type="float" office:value="0.6897839"/>
          <table:table-cell office:value-type="float" office:value="0.2467048"/>
          <table:table-cell office:value-type="float" office:value="0.0239005"/>
          <table:table-cell office:value-type="float" office:value="0.6897839"/>
          <table:table-cell office:value-type="float" office:value="0.2467048"/>
          <table:table-cell office:value-type="float" office:value="0.0301005"/>
          <table:table-cell office:value-type="float" office:value="0.6897839"/>
          <table:table-cell office:value-type="float" office:value="0.2467048"/>
          <table:table-cell office:value-type="float" office:value="0.0363005"/>
          <table:table-cell office:value-type="float" office:value="0.689784"/>
          <table:table-cell office:value-type="float" office:value="0.2467049"/>
          <table:table-cell office:value-type="float" office:value="0.0425005"/>
          <table:table-cell office:value-type="float" office:value="0.689784"/>
          <table:table-cell office:value-type="float" office:value="0.2467049"/>
          <table:table-cell office:value-type="float" office:value="0.0487005"/>
          <table:table-cell office:value-type="float" office:value="0.689784"/>
          <table:table-cell office:value-type="float" office:value="0.2467049"/>
          <table:table-cell office:value-type="float" office:value="0.0549005"/>
          <table:table-cell office:value-type="float" office:value="0.6871636"/>
          <table:table-cell office:value-type="float" office:value="0.2523238"/>
          <table:table-cell office:value-type="float" office:value="0.0239005"/>
          <table:table-cell office:value-type="float" office:value="0.6871636"/>
          <table:table-cell office:value-type="float" office:value="0.2523239"/>
          <table:table-cell office:value-type="float" office:value="0.0301005"/>
          <table:table-cell office:value-type="float" office:value="0.6871636"/>
          <table:table-cell office:value-type="float" office:value="0.2523239"/>
          <table:table-cell office:value-type="float" office:value="0.0363005"/>
          <table:table-cell office:value-type="float" office:value="0.6871637"/>
          <table:table-cell office:value-type="float" office:value="0.2523239"/>
          <table:table-cell office:value-type="float" office:value="0.0425005"/>
          <table:table-cell office:value-type="float" office:value="0.6871637"/>
          <table:table-cell office:value-type="float" office:value="0.252324"/>
          <table:table-cell office:value-type="float" office:value="0.0487005"/>
          <table:table-cell office:value-type="float" office:value="0.6871637"/>
          <table:table-cell office:value-type="float" office:value="0.252324"/>
          <table:table-cell office:value-type="float" office:value="0.0549005"/>
        </table:table-row>
        <table:table-row>
          <table:table-cell>
            <text:p>z_rot_min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0.0"/>
          <table:table-cell>
            <text:p>2025-08-21 12:58:30</text:p>
          </table:table-cell>
          <table:table-cell office:value-type="float" office:value="-0.0003274"/>
          <table:table-cell office:value-type="float" office:value="0.6883313"/>
          <table:table-cell office:value-type="float" office:value="0.6880039"/>
          <table:table-cell office:value-type="float" office:value="0.2507364"/>
          <table:table-cell office:value-type="float" office:value="0.0404888"/>
          <table:table-cell office:value-type="float" office:value="9"/>
          <table:table-cell office:value-type="float" office:value="2.411210060119629"/>
          <table:table-cell office:value-type="float" office:value="-0.035259999334812164"/>
          <table:table-cell office:value-type="float" office:value="2.446470059454441"/>
          <table:table-cell office:value-type="float" office:value="0.5800991646945477"/>
          <table:table-cell office:value-type="float" office:value="0.6717704719256653"/>
          <table:table-cell office:value-type="float" office:value="0.3963584765791893"/>
          <table:table-cell office:value-type="float" office:value="0.763839852809906"/>
          <table:table-cell office:value-type="float" office:value="0.36748137623071664"/>
          <table:table-cell office:value-type="float" office:value="0.3961092"/>
          <table:table-cell office:value-type="float" office:value="0.4628408"/>
          <table:table-cell office:value-type="float" office:value="0.5353124"/>
          <table:table-cell office:value-type="float" office:value="0.62279"/>
          <table:table-cell office:value-type="float" office:value="-0.03526"/>
          <table:table-cell office:value-type="float" office:value="-0.0089708"/>
          <table:table-cell office:value-type="float" office:value="0.26199"/>
          <table:table-cell office:value-type="float" office:value="0.30627"/>
          <table:table-cell office:value-type="float" office:value="0.26035"/>
          <table:table-cell office:value-type="float" office:value="0.5793792"/>
          <table:table-cell office:value-type="float" office:value="2.4112101"/>
          <table:table-cell office:value-type="float" office:value="-0.0028208"/>
          <table:table-cell office:value-type="float" office:value="0.6893915"/>
          <table:table-cell office:value-type="float" office:value="0.2469239"/>
          <table:table-cell office:value-type="float" office:value="0.023904"/>
          <table:table-cell office:value-type="float" office:value="0.6893915"/>
          <table:table-cell office:value-type="float" office:value="0.2469239"/>
          <table:table-cell office:value-type="float" office:value="0.030104"/>
          <table:table-cell office:value-type="float" office:value="0.6893915"/>
          <table:table-cell office:value-type="float" office:value="0.2469239"/>
          <table:table-cell office:value-type="float" office:value="0.036304"/>
          <table:table-cell office:value-type="float" office:value="0.6893915"/>
          <table:table-cell office:value-type="float" office:value="0.2469239"/>
          <table:table-cell office:value-type="float" office:value="0.042504"/>
          <table:table-cell office:value-type="float" office:value="0.6893915"/>
          <table:table-cell office:value-type="float" office:value="0.2469239"/>
          <table:table-cell office:value-type="float" office:value="0.048704"/>
          <table:table-cell office:value-type="float" office:value="0.6893916"/>
          <table:table-cell office:value-type="float" office:value="0.2469238"/>
          <table:table-cell office:value-type="float" office:value="0.054904"/>
          <table:table-cell office:value-type="float" office:value="0.687271"/>
          <table:table-cell office:value-type="float" office:value="0.25275"/>
          <table:table-cell office:value-type="float" office:value="0.023904"/>
          <table:table-cell office:value-type="float" office:value="0.687271"/>
          <table:table-cell office:value-type="float" office:value="0.25275"/>
          <table:table-cell office:value-type="float" office:value="0.030104"/>
          <table:table-cell office:value-type="float" office:value="0.687271"/>
          <table:table-cell office:value-type="float" office:value="0.25275"/>
          <table:table-cell office:value-type="float" office:value="0.036304"/>
          <table:table-cell office:value-type="float" office:value="0.687271"/>
          <table:table-cell office:value-type="float" office:value="0.25275"/>
          <table:table-cell office:value-type="float" office:value="0.042504"/>
          <table:table-cell office:value-type="float" office:value="0.687271"/>
          <table:table-cell office:value-type="float" office:value="0.25275"/>
          <table:table-cell office:value-type="float" office:value="0.048704"/>
          <table:table-cell office:value-type="float" office:value="0.687271"/>
          <table:table-cell office:value-type="float" office:value="0.2527499"/>
          <table:table-cell office:value-type="float" office:value="0.054904"/>
        </table:table-row>
        <table:table-row>
          <table:table-cell>
            <text:p>z_rot_min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5.0"/>
          <table:table-cell>
            <text:p>2025-08-21 12:58:42</text:p>
          </table:table-cell>
          <table:table-cell office:value-type="float" office:value="-0.0002334"/>
          <table:table-cell office:value-type="float" office:value="0.6882352"/>
          <table:table-cell office:value-type="float" office:value="0.6880018"/>
          <table:table-cell office:value-type="float" office:value="0.2510433"/>
          <table:table-cell office:value-type="float" office:value="0.0419489"/>
          <table:table-cell office:value-type="float" office:value="10"/>
          <table:table-cell office:value-type="float" office:value="3.0454800128936768"/>
          <table:table-cell office:value-type="float" office:value="0.22631999850273132"/>
          <table:table-cell office:value-type="float" office:value="2.8191600143909454"/>
          <table:table-cell office:value-type="float" office:value="0.6780481532216072"/>
          <table:table-cell office:value-type="float" office:value="0.8508546926364748"/>
          <table:table-cell office:value-type="float" office:value="0.48081846833229064"/>
          <table:table-cell office:value-type="float" office:value="0.8752778381109237"/>
          <table:table-cell office:value-type="float" office:value="0.3944593697786331"/>
          <table:table-cell office:value-type="float" office:value="0.3792992"/>
          <table:table-cell office:value-type="float" office:value="0.4234808"/>
          <table:table-cell office:value-type="float" office:value="0.5320324"/>
          <table:table-cell office:value-type="float" office:value="0.77039"/>
          <table:table-cell office:value-type="float" office:value="0.29889"/>
          <table:table-cell office:value-type="float" office:value="-0.0093808"/>
          <table:table-cell office:value-type="float" office:value="0.22632"/>
          <table:table-cell office:value-type="float" office:value="0.26281"/>
          <table:table-cell office:value-type="float" office:value="0.22796"/>
          <table:table-cell office:value-type="float" office:value="0.6138192"/>
          <table:table-cell office:value-type="float" office:value="3.04548"/>
          <table:table-cell office:value-type="float" office:value="-0.0036408"/>
          <table:table-cell office:value-type="float" office:value="0.6890375"/>
          <table:table-cell office:value-type="float" office:value="0.2471779"/>
          <table:table-cell office:value-type="float" office:value="0.0239021"/>
          <table:table-cell office:value-type="float" office:value="0.6890375"/>
          <table:table-cell office:value-type="float" office:value="0.2471779"/>
          <table:table-cell office:value-type="float" office:value="0.0301021"/>
          <table:table-cell office:value-type="float" office:value="0.6890375"/>
          <table:table-cell office:value-type="float" office:value="0.247178"/>
          <table:table-cell office:value-type="float" office:value="0.0363021"/>
          <table:table-cell office:value-type="float" office:value="0.6890376"/>
          <table:table-cell office:value-type="float" office:value="0.247178"/>
          <table:table-cell office:value-type="float" office:value="0.0425021"/>
          <table:table-cell office:value-type="float" office:value="0.6890376"/>
          <table:table-cell office:value-type="float" office:value="0.247178"/>
          <table:table-cell office:value-type="float" office:value="0.0487021"/>
          <table:table-cell office:value-type="float" office:value="0.6890376"/>
          <table:table-cell office:value-type="float" office:value="0.247178"/>
          <table:table-cell office:value-type="float" office:value="0.0549021"/>
          <table:table-cell office:value-type="float" office:value="0.6874328"/>
          <table:table-cell office:value-type="float" office:value="0.2531667"/>
          <table:table-cell office:value-type="float" office:value="0.0239021"/>
          <table:table-cell office:value-type="float" office:value="0.6874328"/>
          <table:table-cell office:value-type="float" office:value="0.2531667"/>
          <table:table-cell office:value-type="float" office:value="0.0301021"/>
          <table:table-cell office:value-type="float" office:value="0.6874328"/>
          <table:table-cell office:value-type="float" office:value="0.2531667"/>
          <table:table-cell office:value-type="float" office:value="0.0363021"/>
          <table:table-cell office:value-type="float" office:value="0.6874329"/>
          <table:table-cell office:value-type="float" office:value="0.2531667"/>
          <table:table-cell office:value-type="float" office:value="0.0425021"/>
          <table:table-cell office:value-type="float" office:value="0.6874329"/>
          <table:table-cell office:value-type="float" office:value="0.2531667"/>
          <table:table-cell office:value-type="float" office:value="0.0487021"/>
          <table:table-cell office:value-type="float" office:value="0.6874329"/>
          <table:table-cell office:value-type="float" office:value="0.2531667"/>
          <table:table-cell office:value-type="float" office:value="0.0549021"/>
        </table:table-row>
        <table:table-row>
          <table:table-cell>
            <text:p>z_rot_min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0.0"/>
          <table:table-cell>
            <text:p>2025-08-21 12:58:55</text:p>
          </table:table-cell>
          <table:table-cell office:value-type="float" office:value="-0.0001109"/>
          <table:table-cell office:value-type="float" office:value="0.6881572"/>
          <table:table-cell office:value-type="float" office:value="0.6880463"/>
          <table:table-cell office:value-type="float" office:value="0.2511405"/>
          <table:table-cell office:value-type="float" office:value="0.0437336"/>
          <table:table-cell office:value-type="float" office:value="10"/>
          <table:table-cell office:value-type="float" office:value="3.82817006111145"/>
          <table:table-cell office:value-type="float" office:value="0.2201700061559677"/>
          <table:table-cell office:value-type="float" office:value="3.6080000549554825"/>
          <table:table-cell office:value-type="float" office:value="0.8812851697206497"/>
          <table:table-cell office:value-type="float" office:value="1.1107764577650205"/>
          <table:table-cell office:value-type="float" office:value="0.6997584879398346"/>
          <table:table-cell office:value-type="float" office:value="1.0628118515014648"/>
          <table:table-cell office:value-type="float" office:value="0.3630533635616302"/>
          <table:table-cell office:value-type="float" office:value="0.3173892"/>
          <table:table-cell office:value-type="float" office:value="0.3746908"/>
          <table:table-cell office:value-type="float" office:value="0.4832424"/>
          <table:table-cell office:value-type="float" office:value="0.77859"/>
          <table:table-cell office:value-type="float" office:value="1.54488"/>
          <table:table-cell office:value-type="float" office:value="-0.0007708"/>
          <table:table-cell office:value-type="float" office:value="0.22017"/>
          <table:table-cell office:value-type="float" office:value="0.26773"/>
          <table:table-cell office:value-type="float" office:value="0.24354"/>
          <table:table-cell office:value-type="float" office:value="0.7544492"/>
          <table:table-cell office:value-type="float" office:value="3.8281701"/>
          <table:table-cell office:value-type="float" office:value="0.0098892"/>
          <table:table-cell office:value-type="float" office:value="0.6886955"/>
          <table:table-cell office:value-type="float" office:value="0.2474588"/>
          <table:table-cell office:value-type="float" office:value="0.0239033"/>
          <table:table-cell office:value-type="float" office:value="0.6886955"/>
          <table:table-cell office:value-type="float" office:value="0.2474588"/>
          <table:table-cell office:value-type="float" office:value="0.0301033"/>
          <table:table-cell office:value-type="float" office:value="0.6886955"/>
          <table:table-cell office:value-type="float" office:value="0.2474588"/>
          <table:table-cell office:value-type="float" office:value="0.0363033"/>
          <table:table-cell office:value-type="float" office:value="0.6886955"/>
          <table:table-cell office:value-type="float" office:value="0.2474588"/>
          <table:table-cell office:value-type="float" office:value="0.0425033"/>
          <table:table-cell office:value-type="float" office:value="0.6886955"/>
          <table:table-cell office:value-type="float" office:value="0.2474588"/>
          <table:table-cell office:value-type="float" office:value="0.0487033"/>
          <table:table-cell office:value-type="float" office:value="0.6886955"/>
          <table:table-cell office:value-type="float" office:value="0.2474588"/>
          <table:table-cell office:value-type="float" office:value="0.0549033"/>
          <table:table-cell office:value-type="float" office:value="0.6876189"/>
          <table:table-cell office:value-type="float" office:value="0.2535646"/>
          <table:table-cell office:value-type="float" office:value="0.0239033"/>
          <table:table-cell office:value-type="float" office:value="0.6876189"/>
          <table:table-cell office:value-type="float" office:value="0.2535646"/>
          <table:table-cell office:value-type="float" office:value="0.0301033"/>
          <table:table-cell office:value-type="float" office:value="0.6876189"/>
          <table:table-cell office:value-type="float" office:value="0.2535646"/>
          <table:table-cell office:value-type="float" office:value="0.0363033"/>
          <table:table-cell office:value-type="float" office:value="0.6876189"/>
          <table:table-cell office:value-type="float" office:value="0.2535646"/>
          <table:table-cell office:value-type="float" office:value="0.0425033"/>
          <table:table-cell office:value-type="float" office:value="0.6876189"/>
          <table:table-cell office:value-type="float" office:value="0.2535646"/>
          <table:table-cell office:value-type="float" office:value="0.0487033"/>
          <table:table-cell office:value-type="float" office:value="0.6876189"/>
          <table:table-cell office:value-type="float" office:value="0.2535646"/>
          <table:table-cell office:value-type="float" office:value="0.0549033"/>
        </table:table-row>
        <table:table-row>
          <table:table-cell>
            <text:p>z_rot_min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5.0"/>
          <table:table-cell>
            <text:p>2025-08-21 12:59:07</text:p>
          </table:table-cell>
          <table:table-cell office:value-type="float" office:value="-5.76e-05"/>
          <table:table-cell office:value-type="float" office:value="0.6881119"/>
          <table:table-cell office:value-type="float" office:value="0.6880543"/>
          <table:table-cell office:value-type="float" office:value="0.2515152"/>
          <table:table-cell office:value-type="float" office:value="0.0443374"/>
          <table:table-cell office:value-type="float" office:value="10"/>
          <table:table-cell office:value-type="float" office:value="4.336160182952881"/>
          <table:table-cell office:value-type="float" office:value="0.24887000024318695"/>
          <table:table-cell office:value-type="float" office:value="4.087290182709694"/>
          <table:table-cell office:value-type="float" office:value="1.003670187294483"/>
          <table:table-cell office:value-type="float" office:value="1.3124663402698924"/>
          <table:table-cell office:value-type="float" office:value="0.7893024921417237"/>
          <table:table-cell office:value-type="float" office:value="1.2180378824472426"/>
          <table:table-cell office:value-type="float" office:value="0.428735390305519"/>
          <table:table-cell office:value-type="float" office:value="0.2833592"/>
          <table:table-cell office:value-type="float" office:value="0.3283608"/>
          <table:table-cell office:value-type="float" office:value="0.4192824"/>
          <table:table-cell office:value-type="float" office:value="0.72447"/>
          <table:table-cell office:value-type="float" office:value="2.19104"/>
          <table:table-cell office:value-type="float" office:value="-0.0040508"/>
          <table:table-cell office:value-type="float" office:value="0.24887"/>
          <table:table-cell office:value-type="float" office:value="0.29807"/>
          <table:table-cell office:value-type="float" office:value="0.2829"/>
          <table:table-cell office:value-type="float" office:value="0.9241892"/>
          <table:table-cell office:value-type="float" office:value="4.3361602"/>
          <table:table-cell office:value-type="float" office:value="0.0090692"/>
          <table:table-cell office:value-type="float" office:value="0.688382"/>
          <table:table-cell office:value-type="float" office:value="0.2477674"/>
          <table:table-cell office:value-type="float" office:value="0.0238993"/>
          <table:table-cell office:value-type="float" office:value="0.688382"/>
          <table:table-cell office:value-type="float" office:value="0.2477674"/>
          <table:table-cell office:value-type="float" office:value="0.0300993"/>
          <table:table-cell office:value-type="float" office:value="0.6883821"/>
          <table:table-cell office:value-type="float" office:value="0.2477674"/>
          <table:table-cell office:value-type="float" office:value="0.0362993"/>
          <table:table-cell office:value-type="float" office:value="0.6883822"/>
          <table:table-cell office:value-type="float" office:value="0.2477674"/>
          <table:table-cell office:value-type="float" office:value="0.0424993"/>
          <table:table-cell office:value-type="float" office:value="0.6883822"/>
          <table:table-cell office:value-type="float" office:value="0.2477674"/>
          <table:table-cell office:value-type="float" office:value="0.0486993"/>
          <table:table-cell office:value-type="float" office:value="0.6883823"/>
          <table:table-cell office:value-type="float" office:value="0.2477674"/>
          <table:table-cell office:value-type="float" office:value="0.0548993"/>
          <table:table-cell office:value-type="float" office:value="0.6878416"/>
          <table:table-cell office:value-type="float" office:value="0.2539438"/>
          <table:table-cell office:value-type="float" office:value="0.0238993"/>
          <table:table-cell office:value-type="float" office:value="0.6878417"/>
          <table:table-cell office:value-type="float" office:value="0.2539438"/>
          <table:table-cell office:value-type="float" office:value="0.0300993"/>
          <table:table-cell office:value-type="float" office:value="0.6878418"/>
          <table:table-cell office:value-type="float" office:value="0.2539438"/>
          <table:table-cell office:value-type="float" office:value="0.0362993"/>
          <table:table-cell office:value-type="float" office:value="0.6878418"/>
          <table:table-cell office:value-type="float" office:value="0.2539438"/>
          <table:table-cell office:value-type="float" office:value="0.0424993"/>
          <table:table-cell office:value-type="float" office:value="0.6878419"/>
          <table:table-cell office:value-type="float" office:value="0.2539438"/>
          <table:table-cell office:value-type="float" office:value="0.0486993"/>
          <table:table-cell office:value-type="float" office:value="0.6878419"/>
          <table:table-cell office:value-type="float" office:value="0.2539438"/>
          <table:table-cell office:value-type="float" office:value="0.0548993"/>
        </table:table-row>
        <table:table-row>
          <table:table-cell>
            <text:p>z_rot_min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90.0"/>
          <table:table-cell>
            <text:p>2025-08-21 12:59:20</text:p>
          </table:table-cell>
          <table:table-cell office:value-type="float" office:value="-0.0"/>
          <table:table-cell office:value-type="float" office:value="0.6880963"/>
          <table:table-cell office:value-type="float" office:value="0.6880962"/>
          <table:table-cell office:value-type="float" office:value="0.2520651"/>
          <table:table-cell office:value-type="float" office:value="0.0444078"/>
          <table:table-cell office:value-type="float" office:value="10"/>
          <table:table-cell office:value-type="float" office:value="4.587080001831055"/>
          <table:table-cell office:value-type="float" office:value="0.2542491853237152"/>
          <table:table-cell office:value-type="float" office:value="4.3328308165073395"/>
          <table:table-cell office:value-type="float" office:value="1.0446701675653458"/>
          <table:table-cell office:value-type="float" office:value="1.3895884827693352"/>
          <table:table-cell office:value-type="float" office:value="0.7552724838256836"/>
          <table:table-cell office:value-type="float" office:value="1.334067851305008"/>
          <table:table-cell office:value-type="float" office:value="0.5787953674793244"/>
          <table:table-cell office:value-type="float" office:value="0.2542492"/>
          <table:table-cell office:value-type="float" office:value="0.2869508"/>
          <table:table-cell office:value-type="float" office:value="0.3594224"/>
          <table:table-cell office:value-type="float" office:value="0.62607"/>
          <table:table-cell office:value-type="float" office:value="2.24967"/>
          <table:table-cell office:value-type="float" office:value="-0.0040508"/>
          <table:table-cell office:value-type="float" office:value="0.29807"/>
          <table:table-cell office:value-type="float" office:value="0.33866"/>
          <table:table-cell office:value-type="float" office:value="0.35465"/>
          <table:table-cell office:value-type="float" office:value="1.0918792"/>
          <table:table-cell office:value-type="float" office:value="4.58708"/>
          <table:table-cell office:value-type="float" office:value="0.0078392"/>
          <table:table-cell office:value-type="float" office:value="0.6880963"/>
          <table:table-cell office:value-type="float" office:value="0.2481063"/>
          <table:table-cell office:value-type="float" office:value="0.0239"/>
          <table:table-cell office:value-type="float" office:value="0.6880963"/>
          <table:table-cell office:value-type="float" office:value="0.2481063"/>
          <table:table-cell office:value-type="float" office:value="0.0301"/>
          <table:table-cell office:value-type="float" office:value="0.6880963"/>
          <table:table-cell office:value-type="float" office:value="0.2481064"/>
          <table:table-cell office:value-type="float" office:value="0.0363"/>
          <table:table-cell office:value-type="float" office:value="0.6880963"/>
          <table:table-cell office:value-type="float" office:value="0.2481064"/>
          <table:table-cell office:value-type="float" office:value="0.0425"/>
          <table:table-cell office:value-type="float" office:value="0.6880962"/>
          <table:table-cell office:value-type="float" office:value="0.2481064"/>
          <table:table-cell office:value-type="float" office:value="0.0487"/>
          <table:table-cell office:value-type="float" office:value="0.6880962"/>
          <table:table-cell office:value-type="float" office:value="0.2481064"/>
          <table:table-cell office:value-type="float" office:value="0.0549"/>
          <table:table-cell office:value-type="float" office:value="0.6880963"/>
          <table:table-cell office:value-type="float" office:value="0.2543063"/>
          <table:table-cell office:value-type="float" office:value="0.0239"/>
          <table:table-cell office:value-type="float" office:value="0.6880963"/>
          <table:table-cell office:value-type="float" office:value="0.2543063"/>
          <table:table-cell office:value-type="float" office:value="0.0301"/>
          <table:table-cell office:value-type="float" office:value="0.6880963"/>
          <table:table-cell office:value-type="float" office:value="0.2543064"/>
          <table:table-cell office:value-type="float" office:value="0.0363"/>
          <table:table-cell office:value-type="float" office:value="0.6880962"/>
          <table:table-cell office:value-type="float" office:value="0.2543064"/>
          <table:table-cell office:value-type="float" office:value="0.0425"/>
          <table:table-cell office:value-type="float" office:value="0.6880962"/>
          <table:table-cell office:value-type="float" office:value="0.2543064"/>
          <table:table-cell office:value-type="float" office:value="0.0487"/>
          <table:table-cell office:value-type="float" office:value="0.6880962"/>
          <table:table-cell office:value-type="float" office:value="0.2543064"/>
          <table:table-cell office:value-type="float" office:value="0.05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